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2" style:family="paragraph" style:parent-style-name="Standard">
      <style:paragraph-properties fo:margin-top="0cm" fo:margin-bottom="0.353cm" style:contextual-spacing="false" fo:line-height="100%" fo:orphans="0" fo:widows="0" fo:padding="0cm" fo:border="none"/>
      <style:text-properties fo:font-size="11pt" officeooo:paragraph-rsid="001fba3e" style:font-size-asian="11pt" style:font-size-complex="11pt"/>
    </style:style>
    <style:style style:name="P3" style:family="paragraph" style:parent-style-name="Standard">
      <style:paragraph-properties fo:margin-top="0cm" fo:margin-bottom="0.252cm" style:contextual-spacing="false" fo:line-height="100%" fo:orphans="0" fo:widows="0" fo:padding="0cm" fo:border="none"/>
      <style:text-properties fo:font-size="11pt" officeooo:paragraph-rsid="001fba3e" style:font-size-asian="11pt" style:font-size-complex="11pt"/>
    </style:style>
    <style:style style:name="P4" style:family="paragraph" style:parent-style-name="Standard">
      <style:paragraph-properties fo:margin-top="0.101cm" fo:margin-bottom="0.101cm" style:contextual-spacing="false"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margin-left="0cm" fo:margin-right="0cm" fo:line-height="100%" fo:text-indent="1.27cm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.201cm" fo:margin-bottom="0.201cm" style:contextual-spacing="false" fo:line-height="100%" fo:text-indent="1.27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style:font-size-asian="11pt" style:font-size-complex="11pt"/>
    </style:style>
    <style:style style:name="P8" style:family="paragraph" style:parent-style-name="Standard">
      <style:paragraph-properties fo:margin-left="1.27cm" fo:margin-right="0cm" fo:margin-top="0.201cm" fo:margin-bottom="0.201cm" style:contextual-spacing="false" fo:line-height="100%" fo:text-indent="0cm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top="0.201cm" fo:margin-bottom="0.201cm" style:contextual-spacing="false" fo:line-height="100%"/>
      <style:text-properties fo:font-size="11pt" style:font-size-asian="11pt" style:font-size-complex="11pt"/>
    </style:style>
    <style:style style:name="P10" style:family="paragraph" style:parent-style-name="Standard">
      <style:paragraph-properties fo:line-height="100%"/>
      <style:text-properties fo:font-size="11pt" officeooo:rsid="001fba3e" officeooo:paragraph-rsid="001fba3e" style:font-size-asian="11pt" style:font-size-complex="11pt"/>
    </style:style>
    <style:style style:name="P11" style:family="paragraph" style:parent-style-name="Standard">
      <style:paragraph-properties fo:margin-top="0cm" fo:margin-bottom="0.353cm" style:contextual-spacing="false" fo:line-height="100%" fo:orphans="0" fo:widows="0" fo:padding="0cm" fo:border="none"/>
      <style:text-properties fo:font-size="11pt" officeooo:rsid="001fba3e" officeooo:paragraph-rsid="001fba3e" style:font-size-asian="11pt" style:font-size-complex="11pt"/>
    </style:style>
    <style:style style:name="P12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43a43" officeooo:paragraph-rsid="00143a43" style:font-size-asian="11pt" style:font-size-complex="11pt"/>
    </style:style>
    <style:style style:name="P13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43a43" officeooo:paragraph-rsid="0015fe36" style:font-size-asian="11pt" style:font-size-complex="11pt"/>
    </style:style>
    <style:style style:name="P14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5fe36" officeooo:paragraph-rsid="0015fe36" style:font-size-asian="11pt" style:font-size-complex="11pt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fo:font-size="11pt" officeooo:rsid="00125033" officeooo:paragraph-rsid="00125033" style:font-size-asian="11pt" style:font-size-complex="11pt"/>
    </style:style>
    <style:style style:name="P16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25033" officeooo:paragraph-rsid="00125033" style:font-size-asian="11pt" style:font-size-complex="11pt"/>
    </style:style>
    <style:style style:name="P17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25033" officeooo:paragraph-rsid="00143a43" style:font-size-asian="11pt" style:font-size-complex="11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font-size="11pt" officeooo:rsid="0017ab88" officeooo:paragraph-rsid="0017ab88" style:font-size-asian="11pt" style:font-size-complex="11pt"/>
    </style:style>
    <style:style style:name="P19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7ab88" officeooo:paragraph-rsid="0017ab88" style:font-size-asian="11pt" style:font-size-complex="11pt"/>
    </style:style>
    <style:style style:name="P20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7ab88" officeooo:paragraph-rsid="001919cd" style:font-size-asian="11pt" style:font-size-complex="11pt"/>
    </style:style>
    <style:style style:name="P21" style:family="paragraph" style:parent-style-name="Standard">
      <style:paragraph-properties fo:line-height="100%"/>
      <style:text-properties fo:font-size="11pt" officeooo:rsid="001735ff" officeooo:paragraph-rsid="001735ff" style:font-size-asian="11pt" style:font-size-complex="11pt"/>
    </style:style>
    <style:style style:name="P22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19cd" officeooo:paragraph-rsid="001919cd" style:font-size-asian="11pt" style:font-size-complex="11pt"/>
    </style:style>
    <style:style style:name="P23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19cd" officeooo:paragraph-rsid="0019e58c" style:font-size-asian="11pt" style:font-size-complex="11pt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fo:font-size="11pt" officeooo:rsid="0019e58c" officeooo:paragraph-rsid="0019e58c" style:font-size-asian="11pt" style:font-size-complex="11pt"/>
    </style:style>
    <style:style style:name="P25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e58c" officeooo:paragraph-rsid="0019e58c" style:font-size-asian="11pt" style:font-size-complex="11pt"/>
    </style:style>
    <style:style style:name="P26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fo:font-weight="bold" officeooo:rsid="00143a43" officeooo:paragraph-rsid="0015fe36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fo:font-weight="bold" officeooo:rsid="0015fe36" officeooo:paragraph-rsid="0015fe36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/>
      <style:text-properties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margin-top="0.201cm" fo:margin-bottom="0.201cm" style:contextual-spacing="false" fo:line-height="100%"/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margin-top="0cm" fo:margin-bottom="0.353cm" style:contextual-spacing="false" fo:line-height="100%" fo:orphans="0" fo:widows="0" fo:break-before="auto" fo:break-after="auto" fo:padding="0cm" fo:border="none"/>
      <style:text-properties officeooo:paragraph-rsid="001fba3e"/>
    </style:style>
    <style:style style:name="P31" style:family="paragraph" style:parent-style-name="Standard">
      <style:paragraph-properties fo:margin-top="0cm" fo:margin-bottom="0.353cm" style:contextual-spacing="false" fo:line-height="100%" fo:orphans="0" fo:widows="0" fo:padding="0cm" fo:border="none"/>
      <style:text-properties officeooo:paragraph-rsid="001fba3e"/>
    </style:style>
    <style:style style:name="P32" style:family="paragraph" style:parent-style-name="Standard">
      <style:paragraph-properties fo:margin-top="0cm" fo:margin-bottom="0.252cm" style:contextual-spacing="false" fo:line-height="100%" fo:orphans="0" fo:widows="0" fo:break-before="auto" fo:break-after="auto" fo:padding="0cm" fo:border="none"/>
      <style:text-properties officeooo:paragraph-rsid="001fba3e"/>
    </style:style>
    <style:style style:name="P33" style:family="paragraph" style:parent-style-name="Standard">
      <style:paragraph-properties fo:margin-top="0cm" fo:margin-bottom="0.252cm" style:contextual-spacing="false" fo:line-height="100%" fo:orphans="0" fo:widows="0" fo:padding="0cm" fo:border="none"/>
      <style:text-properties officeooo:paragraph-rsid="001fba3e"/>
    </style:style>
    <style:style style:name="P34" style:family="paragraph" style:parent-style-name="Standard">
      <style:paragraph-properties fo:margin-top="0.201cm" fo:margin-bottom="0.201cm" style:contextual-spacing="false" fo:line-height="100%"/>
    </style:style>
    <style:style style:name="P35" style:family="paragraph" style:parent-style-name="Standard">
      <style:paragraph-properties fo:margin-top="0cm" fo:margin-bottom="0.353cm" style:contextual-spacing="false" fo:line-height="100%" fo:orphans="0" fo:widows="0" fo:break-before="auto" fo:break-after="auto" fo:padding="0cm" fo:border="none"/>
      <style:text-properties fo:font-variant="normal" fo:text-transform="none" fo:font-size="11pt" officeooo:paragraph-rsid="001fba3e" style:font-size-asian="11pt" style:font-size-complex="11pt"/>
    </style:style>
    <style:style style:name="P36" style:family="paragraph" style:parent-style-name="Standard" style:master-page-name="Standard">
      <style:paragraph-properties fo:margin-top="0.201cm" fo:margin-bottom="0.201cm" style:contextual-spacing="false" fo:line-height="100%" style:page-number="1"/>
      <style:text-properties fo:font-size="11pt" style:font-size-asian="11pt" style:font-size-complex="11pt"/>
    </style:style>
    <style:style style:name="P37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style:font-size-asian="11pt" style:font-size-complex="11pt"/>
    </style:style>
    <style:style style:name="P38" style:family="paragraph" style:parent-style-name="Standard">
      <style:paragraph-properties fo:margin-left="0cm" fo:margin-right="0cm" fo:margin-top="0.201cm" fo:margin-bottom="0.201cm" style:contextual-spacing="false" fo:line-height="100%" fo:text-indent="1.27cm" style:auto-text-indent="false"/>
      <style:text-properties fo:font-size="11pt" style:font-size-asian="11pt" style:font-size-complex="11pt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fo:font-size="11pt" officeooo:rsid="00125033" officeooo:paragraph-rsid="00125033" style:font-size-asian="11pt" style:font-size-complex="11pt"/>
    </style:style>
    <style:style style:name="P40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5fe36" officeooo:paragraph-rsid="0015fe36" style:font-size-asian="11pt" style:font-size-complex="11pt"/>
    </style:style>
    <style:style style:name="P41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7ab88" officeooo:paragraph-rsid="0017ab88" style:font-size-asian="11pt" style:font-size-complex="11pt"/>
    </style:style>
    <style:style style:name="P42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7ab88" officeooo:paragraph-rsid="001cfd07" style:font-size-asian="11pt" style:font-size-complex="11pt"/>
    </style:style>
    <style:style style:name="P43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19cd" officeooo:paragraph-rsid="0019e58c" style:font-size-asian="11pt" style:font-size-complex="11pt"/>
    </style:style>
    <style:style style:name="P44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19cd" officeooo:paragraph-rsid="001b3d48" style:font-size-asian="11pt" style:font-size-complex="11pt"/>
    </style:style>
    <style:style style:name="P45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e58c" officeooo:paragraph-rsid="0019e58c" style:font-size-asian="11pt" style:font-size-complex="11pt"/>
    </style:style>
    <style:style style:name="P46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e58c" officeooo:paragraph-rsid="001919cd" style:font-size-asian="11pt" style:font-size-complex="11pt"/>
    </style:style>
    <style:style style:name="P47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e58c" officeooo:paragraph-rsid="001b3d48" style:font-size-asian="11pt" style:font-size-complex="11pt"/>
    </style:style>
    <style:style style:name="P48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9e58c" officeooo:paragraph-rsid="001dd161" style:font-size-asian="11pt" style:font-size-complex="11pt"/>
    </style:style>
    <style:style style:name="P49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dd161" officeooo:paragraph-rsid="001dd161" style:font-size-asian="11pt" style:font-size-complex="11pt"/>
    </style:style>
    <style:style style:name="P50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b3d48" officeooo:paragraph-rsid="001b3d48" style:font-size-asian="11pt" style:font-size-complex="11pt"/>
    </style:style>
    <style:style style:name="P51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officeooo:rsid="001cfd07" officeooo:paragraph-rsid="001cfd07" style:font-size-asian="11pt" style:font-size-complex="11pt"/>
    </style:style>
    <style:style style:name="P52" style:family="paragraph" style:parent-style-name="Standard">
      <style:paragraph-properties fo:margin-left="0cm" fo:margin-right="0cm" fo:line-height="100%" fo:text-indent="0cm" style:auto-text-indent="false"/>
      <style:text-properties fo:font-size="11pt" fo:font-weight="bold" officeooo:rsid="0019e58c" officeooo:paragraph-rsid="001dd161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fo:font-weight="bold" officeooo:rsid="0019e58c" officeooo:paragraph-rsid="001dd161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fo:font-weight="bold" officeooo:rsid="001b3d48" officeooo:paragraph-rsid="001b3d48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left="0cm" fo:margin-right="0cm" fo:margin-top="0.201cm" fo:margin-bottom="0.201cm" style:contextual-spacing="false" fo:line-height="100%" fo:text-indent="0cm" style:auto-text-indent="false"/>
      <style:text-properties fo:font-size="11pt" fo:font-weight="bold" officeooo:rsid="001f77b3" officeooo:paragraph-rsid="001f77b3" style:font-size-asian="11pt" style:font-weight-asian="bold" style:font-size-complex="11pt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00%" fo:orphans="0" fo:widows="0" fo:break-before="auto" fo:break-after="auto" fo:padding="0cm" fo:border="none"/>
      <style:text-properties fo:font-variant="normal" fo:text-transform="none" fo:font-size="11pt" officeooo:paragraph-rsid="001fba3e" style:font-size-asian="11pt" style:font-size-complex="11pt"/>
    </style:style>
    <style:style style:name="P57" style:family="paragraph" style:parent-style-name="Standard">
      <style:paragraph-properties fo:margin-top="0cm" fo:margin-bottom="0.353cm" style:contextual-spacing="false" fo:line-height="100%" fo:orphans="0" fo:widows="0" fo:padding="0cm" fo:border="none"/>
      <style:text-properties fo:font-variant="normal" fo:text-transform="none" fo:font-size="11pt" officeooo:paragraph-rsid="001fba3e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bca4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normal" style:font-size-asian="11pt" style:font-weight-asian="normal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fe36" style:font-weight-asian="bold" style:font-weight-complex="bold"/>
    </style:style>
    <style:style style:name="T7" style:family="text">
      <style:text-properties fo:font-weight="bold" officeooo:rsid="001abca4" style:font-weight-asian="bold" style:font-weight-complex="bold"/>
    </style:style>
    <style:style style:name="T8" style:family="text">
      <style:text-properties fo:font-weight="bold" officeooo:rsid="001dd161" style:font-weight-asian="bold" style:font-weight-complex="bold"/>
    </style:style>
    <style:style style:name="T9" style:family="text">
      <style:text-properties officeooo:rsid="00143a4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abca4" style:font-weight-asian="normal" style:font-weight-complex="normal"/>
    </style:style>
    <style:style style:name="T12" style:family="text">
      <style:text-properties fo:font-weight="normal" officeooo:rsid="001dd161" style:font-weight-asian="normal" style:font-weight-complex="normal"/>
    </style:style>
    <style:style style:name="T13" style:family="text">
      <style:text-properties officeooo:rsid="0015fe36"/>
    </style:style>
    <style:style style:name="T14" style:family="text">
      <style:text-properties officeooo:rsid="001919cd"/>
    </style:style>
    <style:style style:name="T15" style:family="text">
      <style:text-properties officeooo:rsid="0019e58c"/>
    </style:style>
    <style:style style:name="T16" style:family="text">
      <style:text-properties officeooo:rsid="001abca4"/>
    </style:style>
    <style:style style:name="T17" style:family="text">
      <style:text-properties officeooo:rsid="001b3d48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b3d48"/>
    </style:style>
    <style:style style:name="T20" style:family="text">
      <style:text-properties officeooo:rsid="001cfd07"/>
    </style:style>
    <style:style style:name="T21" style:family="text">
      <style:text-properties officeooo:rsid="001dd161"/>
    </style:style>
    <style:style style:name="T22" style:family="text">
      <style:text-properties officeooo:rsid="001f77b3"/>
    </style:style>
    <style:style style:name="T23" style:family="text">
      <style:text-properties fo:font-variant="normal" fo:text-transform="none"/>
    </style:style>
    <style:style style:name="T24" style:family="text">
      <style:text-properties fo:font-variant="normal" fo:text-transform="none" fo:font-size="11pt" style:font-size-asian="11pt" style:font-size-complex="11pt"/>
    </style:style>
    <style:style style:name="T25" style:family="text">
      <style:text-properties fo:font-variant="normal" fo:text-transform="none" fo:font-size="11pt" officeooo:rsid="001fba3e" style:font-size-asian="11pt" style:font-size-complex="11pt"/>
    </style:style>
    <style:style style:name="T26" style:family="text">
      <style:text-properties fo:font-variant="normal" fo:text-transform="none" fo:font-size="11pt" fo:font-weight="bold" style:font-size-asian="11pt" style:font-weight-asian="bold" style:font-size-complex="11pt"/>
    </style:style>
    <style:style style:name="T27" style:family="text">
      <style:text-properties fo:font-variant="normal" fo:text-transform="none" fo:font-size="11pt" fo:font-weight="bold" officeooo:rsid="001fba3e" style:font-size-asian="11pt" style:font-weight-asian="bold" style:font-size-complex="11pt"/>
    </style:style>
    <style:style style:name="T28" style:family="text">
      <style:text-properties fo:font-variant="normal" fo:text-transform="none" fo:font-size="11pt" fo:font-weight="normal" officeooo:rsid="001fba3e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EJERCICIO 1:</text:p>
      <text:p text:style-name="P9"/>
      <text:p text:style-name="P34"><text:span text:style-name="T1">CLIENTE(#</text:span><text:span text:style-name="T2">dni</text:span><text:span text:style-name="T1">,nombre,fecha_nacimiento,fecha_compra,direccion) </text:span><text:span text:style-name="T3">siendo</text:span><text:span text:style-name="T1"> </text:span></text:p>
      <text:p text:style-name="P34"><text:span text:style-name="T1"><text:tab/>DNI </text:span><text:span text:style-name="T3">es cadena no nulo</text:span></text:p>
      <text:p text:style-name="P34"><text:span text:style-name="T1"><text:tab/>nombre </text:span><text:span text:style-name="T3">es cadena </text:span></text:p>
      <text:p text:style-name="P34"><text:span text:style-name="T1"><text:tab/>fecha_nacimiento </text:span><text:span text:style-name="T3">es entero </text:span></text:p>
      <text:p text:style-name="P34"><text:span text:style-name="T1"><text:tab/>fecha_compra </text:span><text:span text:style-name="T3">es entero</text:span></text:p>
      <text:p text:style-name="P34"><text:span text:style-name="T1"><text:tab/></text:span><text:span text:style-name="T4">direccion</text:span><text:span text:style-name="T3"> es cadena </text:span></text:p>
      <text:p text:style-name="P34"><text:span text:style-name="T3"><text:tab/>PK</text:span><text:span text:style-name="T1">(</text:span><text:span text:style-name="T2">dni</text:span><text:span text:style-name="T1">)</text:span></text:p>
      <text:p text:style-name="P9"/>
      <text:p text:style-name="P34"><text:span text:style-name="T1">PRODUCTOS(#nombre,precio,numeroproductos) </text:span><text:span text:style-name="T3">siendo</text:span><text:span text:style-name="T1"> </text:span></text:p>
      <text:p text:style-name="P34"><text:span text:style-name="T1"><text:tab/>nombre</text:span><text:span text:style-name="T3"> es cadena</text:span></text:p>
      <text:p text:style-name="P34"><text:span text:style-name="T1"><text:tab/>precio </text:span><text:span text:style-name="T3">es entero</text:span></text:p>
      <text:p text:style-name="P34"><text:span text:style-name="T1"><text:tab/>numeroproducto </text:span><text:span text:style-name="T3">es entero</text:span></text:p>
      <text:p text:style-name="P34"><text:span text:style-name="T1"><text:tab/></text:span><text:span text:style-name="T3">PK</text:span><text:span text:style-name="T1">(nombre)</text:span></text:p>
      <text:p text:style-name="P9"/>
      <text:p text:style-name="P34"><text:span text:style-name="T1">COMPRAN(#dni,#nombre) </text:span><text:span text:style-name="T3">siendo</text:span><text:span text:style-name="T1"> </text:span></text:p>
      <text:p text:style-name="P34"><text:span text:style-name="T1"><text:tab/>dni </text:span><text:span text:style-name="T3">es cadena no nulo</text:span></text:p>
      <text:p text:style-name="P34"><text:span text:style-name="T1"><text:tab/>nombre </text:span><text:span text:style-name="T3">es cadena</text:span></text:p>
      <text:p text:style-name="P34"><text:span text:style-name="T1"><text:tab/></text:span><text:span text:style-name="T3">PK</text:span><text:span text:style-name="T1">(dni,nombre)</text:span></text:p>
      <text:p text:style-name="P34"><text:span text:style-name="T1"><text:tab/></text:span><text:span text:style-name="T3">FK</text:span><text:span text:style-name="T1">(dni/CLIENTE(dni))</text:span></text:p>
      <text:p text:style-name="P34"><text:span text:style-name="T1"><text:tab/></text:span><text:span text:style-name="T3">FK</text:span><text:span text:style-name="T1">(nombre/PRODUCTOS(nombre))</text:span></text:p>
      <text:p text:style-name="P9"/>
      <text:p text:style-name="P34"><text:span text:style-name="T1">CATEGORÍAS(#nombre) </text:span><text:span text:style-name="T3">siendo</text:span></text:p>
      <text:p text:style-name="P34"><text:span text:style-name="T1"><text:tab/></text:span><text:span text:style-name="T3">PK</text:span><text:span text:style-name="T1">(nombre)</text:span></text:p>
      <text:p text:style-name="P9"/>
      <text:p text:style-name="P34"><text:span text:style-name="T1">PERTENECEN(#nombre_productos,#nombre_categorias) </text:span><text:span text:style-name="T3">siendo </text:span></text:p>
      <text:p text:style-name="P34"><text:span text:style-name="T1"><text:tab/>nombre_productos </text:span><text:span text:style-name="T3">es cadena</text:span></text:p>
      <text:p text:style-name="P34"><text:span text:style-name="T1"><text:tab/>nombre_categorias </text:span><text:span text:style-name="T3">es cadena</text:span></text:p>
      <text:p text:style-name="P34"><text:span text:style-name="T1"><text:tab/></text:span><text:span text:style-name="T3">PK</text:span><text:span text:style-name="T1">(nombre_productos,nombre_categorias)</text:span></text:p>
      <text:p text:style-name="P34"><text:span text:style-name="T1"><text:tab/></text:span><text:span text:style-name="T3">FK</text:span><text:span text:style-name="T1">(nombre_productos/PRODUCTOS(nombre))</text:span></text:p>
      <text:p text:style-name="P34"><text:span text:style-name="T1"><text:tab/></text:span><text:span text:style-name="T3">FK</text:span><text:span text:style-name="T1">(nombre_categorias/CATEGORIAS(nombre))</text:span></text:p>
      <text:p text:style-name="P9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JERCICIO 2:</text:p>
      <text:p text:style-name="P1"/>
      <text:p text:style-name="P32"><text:span text:style-name="T24">ALUMNO(#</text:span><text:span text:style-name="T25">dni</text:span><text:span text:style-name="T24">, nombre, apellidos) </text:span><text:span text:style-name="T26">siendo</text:span></text:p>
      <text:p text:style-name="P32"><text:span text:style-name="T26"><text:s/><text:tab/></text:span><text:span text:style-name="T28">dni</text:span><text:span text:style-name="T24"> </text:span><text:span text:style-name="T26">es cadena no nulo</text:span></text:p>
      <text:p text:style-name="P33"><text:span text:style-name="T26"><text:tab/></text:span><text:span text:style-name="T24">nombre </text:span><text:span text:style-name="T26">es cadena</text:span></text:p>
      <text:p text:style-name="P32"><text:span text:style-name="T26"><text:tab/></text:span><text:span text:style-name="T24">apellidos </text:span><text:span text:style-name="T26">es cadena</text:span></text:p>
      <text:p text:style-name="P32"><text:span text:style-name="T26"><text:tab/>PK</text:span><text:span text:style-name="T24"> (</text:span><text:span text:style-name="T25">dni</text:span><text:span text:style-name="T24">)</text:span></text:p>
      <text:p text:style-name="P32"><text:span text:style-name="T24">PROFESOR(#</text:span><text:span text:style-name="T25">dni</text:span><text:span text:style-name="T24">, nombre, apellidos, num_ss) </text:span><text:span text:style-name="T26">siendo</text:span></text:p>
      <text:p text:style-name="P32"><text:span text:style-name="T26"><text:s/><text:tab/></text:span><text:span text:style-name="T28">dni</text:span><text:span text:style-name="T24"> </text:span><text:span text:style-name="T26">es cadena no nulo</text:span></text:p>
      <text:p text:style-name="P32"><text:span text:style-name="T26"><text:tab/></text:span><text:span text:style-name="T24">nombre </text:span><text:span text:style-name="T26">es cadena</text:span></text:p>
      <text:p text:style-name="P32"><text:span text:style-name="T26"><text:tab/></text:span><text:span text:style-name="T24">apellidos </text:span><text:span text:style-name="T26">es cadena</text:span></text:p>
      <text:p text:style-name="P32"><text:span text:style-name="T26"><text:tab/></text:span><text:span text:style-name="T24">num_ss </text:span><text:span text:style-name="T26">es entero</text:span></text:p>
      <text:p text:style-name="P32"><text:span text:style-name="T26"><text:tab/>PK</text:span><text:span text:style-name="T24"> (</text:span><text:span text:style-name="T25">dni</text:span><text:span text:style-name="T24">)</text:span></text:p>
      <text:p text:style-name="P32"><text:span text:style-name="T24">ENSEÑA(#dni_alumno, #dni_profesor, fecha, hora) </text:span><text:span text:style-name="T26">siendo</text:span></text:p>
      <text:p text:style-name="P32"><text:span text:style-name="T26"><text:tab/></text:span><text:span text:style-name="T24">dni_alumno </text:span><text:span text:style-name="T26">es cadena no nulo</text:span></text:p>
      <text:p text:style-name="P32"><text:span text:style-name="T26"><text:tab/></text:span><text:span text:style-name="T24">dni_profesor </text:span><text:span text:style-name="T26">es cadena no nulo</text:span></text:p>
      <text:p text:style-name="P32"><text:span text:style-name="T26"><text:tab/></text:span><text:span text:style-name="T24">fecha </text:span><text:span text:style-name="T26">es cadena no nulo</text:span></text:p>
      <text:p text:style-name="P32"><text:span text:style-name="T26"><text:tab/></text:span><text:span text:style-name="T24">hora </text:span><text:span text:style-name="T26">es cadena no nulo</text:span></text:p>
      <text:p text:style-name="P32"><text:span text:style-name="T26"><text:tab/>PK </text:span><text:span text:style-name="T24">(dni_alumno, dni_profesor)</text:span></text:p>
      <text:p text:style-name="P32"><text:span text:style-name="T24"><text:tab/></text:span><text:span text:style-name="T26">FK</text:span><text:span text:style-name="T24"> (dni_alumno/ALUMNO(dni_alumno))</text:span></text:p>
      <text:p text:style-name="P32"><text:span text:style-name="T24"><text:tab/></text:span><text:span text:style-name="T26">FK</text:span><text:span text:style-name="T24"> (dni_profesor/PROFESOR(dni_profesor))</text:span></text:p>
      <text:p text:style-name="P32"><text:span text:style-name="T24">COCHE(#matricula, marca, modelo) </text:span><text:span text:style-name="T26">siendo</text:span></text:p>
      <text:p text:style-name="P32"><text:span text:style-name="T26"><text:tab/></text:span><text:span text:style-name="T24">matricula </text:span><text:span text:style-name="T26">es cadena no nulo</text:span></text:p>
      <text:p text:style-name="P32"><text:span text:style-name="T24"><text:tab/>marca </text:span><text:span text:style-name="T26">es cadena</text:span></text:p>
      <text:p text:style-name="P32"><text:span text:style-name="T26"><text:tab/></text:span><text:span text:style-name="T24">modelo</text:span><text:span text:style-name="T26"> es cadena</text:span></text:p>
      <text:p text:style-name="P32"><text:span text:style-name="T26"><text:tab/>PK</text:span><text:span text:style-name="T24"> (matricula)</text:span></text:p>
      <text:p text:style-name="P32"><text:span text:style-name="T24">PRACTICA(#</text:span><text:span text:style-name="T25">dni</text:span><text:span text:style-name="T24">, matricula, fecha, hora) </text:span><text:span text:style-name="T26">siendo</text:span></text:p>
      <text:p text:style-name="P32"><text:span text:style-name="T26"><text:tab/></text:span><text:span text:style-name="T28">dni</text:span><text:span text:style-name="T24"> </text:span><text:span text:style-name="T26">es cadena no nulo,</text:span></text:p>
      <text:p text:style-name="P33"><text:span text:style-name="T26"><text:tab/></text:span><text:span text:style-name="T24">matricula </text:span><text:span text:style-name="T26">es cadena,</text:span></text:p>
      <text:p text:style-name="P32"><text:span text:style-name="T26"><text:tab/></text:span><text:span text:style-name="T24">fecha </text:span><text:span text:style-name="T26">es fecha,</text:span></text:p>
      <text:p text:style-name="P32"><text:span text:style-name="T26"><text:tab/></text:span><text:span text:style-name="T24">hora </text:span><text:span text:style-name="T26">es entero,</text:span></text:p>
      <text:p text:style-name="P32"><text:span text:style-name="T26"><text:tab/>PK</text:span><text:span text:style-name="T24"> (</text:span><text:span text:style-name="T25">dni</text:span><text:span text:style-name="T24">)</text:span></text:p>
      <text:p text:style-name="P32"><text:span text:style-name="T24"><text:tab/></text:span><text:span text:style-name="T26">FK</text:span><text:span text:style-name="T24"> (</text:span><text:span text:style-name="T25">dni</text:span><text:span text:style-name="T24">/ALUMNO(</text:span><text:span text:style-name="T25">dni</text:span><text:span text:style-name="T24">))</text:span></text:p>
      <text:p text:style-name="P3"><text:span text:style-name="T23"><text:tab/></text:span><text:span text:style-name="T29">FK</text:span><text:span text:style-name="T23"> (matricula/COCHE(matricula))</text:span></text:p>
      <text:p text:style-name="P1"/>
      <text:p text:style-name="P1"/>
      <text:p text:style-name="P1"/>
      <text:p text:style-name="P1"/>
      <text:p text:style-name="P1"><text:soft-page-break/></text:p>
      <text:p text:style-name="P9">EJERCICIO 3:</text:p>
      <text:p text:style-name="P9"/>
      <text:p text:style-name="P34"><text:span text:style-name="T1">DEPARTAMENTO(#nombre,presupuesto) </text:span><text:span text:style-name="T3">siendo </text:span></text:p>
      <text:p text:style-name="P34"><text:span text:style-name="T1"><text:tab/>nombre </text:span><text:span text:style-name="T3">es cadena no nulo </text:span></text:p>
      <text:p text:style-name="P34"><text:span text:style-name="T1"><text:tab/>presupuesto </text:span><text:span text:style-name="T3">es entero </text:span></text:p>
      <text:p text:style-name="P34"><text:span text:style-name="T1"><text:tab/></text:span><text:span text:style-name="T3">PK</text:span><text:span text:style-name="T1">(nombre)</text:span></text:p>
      <text:p text:style-name="P9"/>
      <text:p text:style-name="P9">EMPLEADOS(#<text:span text:style-name="T16">dni</text:span>,apellidos,NSS,nombre,numero_hijos,situacion_matrimonial,nombre_departamento) siendo </text:p>
      <text:p text:style-name="P34"><text:span text:style-name="T1"><text:tab/></text:span><text:span text:style-name="T2">dni</text:span><text:span text:style-name="T1"> </text:span><text:span text:style-name="T3">es cadena no nulo </text:span></text:p>
      <text:p text:style-name="P34"><text:span text:style-name="T1"><text:tab/>apellidos </text:span><text:span text:style-name="T3">es cadena</text:span></text:p>
      <text:p text:style-name="P34"><text:span text:style-name="T1"><text:tab/>NSS </text:span><text:span text:style-name="T3">es entero </text:span></text:p>
      <text:p text:style-name="P34"><text:span text:style-name="T1"><text:tab/>nombre </text:span><text:span text:style-name="T3">es cadena</text:span></text:p>
      <text:p text:style-name="P34"><text:span text:style-name="T1"><text:tab/>numero_hijos </text:span><text:span text:style-name="T3">es entero </text:span></text:p>
      <text:p text:style-name="P34"><text:span text:style-name="T1"><text:tab/>situacion_matrimonial </text:span><text:span text:style-name="T3">es cadena</text:span></text:p>
      <text:p text:style-name="P34"><text:span text:style-name="T1"><text:tab/></text:span><text:span text:style-name="T3">PK</text:span><text:span text:style-name="T1">(DNI)</text:span></text:p>
      <text:p text:style-name="P34"><text:span text:style-name="T1"><text:tab/></text:span><text:span text:style-name="T3">FK</text:span><text:span text:style-name="T1">(nombre_departamento/DEPARTAMENTO(nombre)</text:span></text:p>
      <text:p text:style-name="P9"/>
      <text:p text:style-name="P34"><text:span text:style-name="T1">JEFE(#nombre_jefe,nombre_departamento) </text:span><text:span text:style-name="T3">siendo </text:span></text:p>
      <text:p text:style-name="P34"><text:span text:style-name="T1"><text:tab/>nombre </text:span><text:span text:style-name="T3">es cadena no nulo</text:span><text:span text:style-name="T1"> </text:span></text:p>
      <text:p text:style-name="P34"><text:span text:style-name="T1"><text:tab/>nombre_departamento </text:span><text:span text:style-name="T3">es cadena</text:span></text:p>
      <text:p text:style-name="P34"><text:span text:style-name="T1"><text:tab/></text:span><text:span text:style-name="T3">PK</text:span><text:span text:style-name="T1">(nombre_jefe,nombre_departamento)</text:span></text:p>
      <text:p text:style-name="P34"><text:span text:style-name="T1"><text:tab/></text:span><text:span text:style-name="T3">FK</text:span><text:span text:style-name="T1">(nombre_departamento/DEPARTAMENTO(nombre))</text:span></text:p>
      <text:p text:style-name="P9"/>
      <text:p text:style-name="P9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EJERCICIO 4:</text:p>
      <text:p text:style-name="P1"/>
      <text:p text:style-name="P30"><text:span text:style-name="T24">SUCURSAL(num_sucursal, ciudad, activo_disponible) </text:span><text:span text:style-name="T26">siendo</text:span></text:p>
      <text:p text:style-name="P30"><text:span text:style-name="T26"><text:tab/></text:span><text:span text:style-name="T24">num_sucursal </text:span><text:span text:style-name="T26">es entero no nulo</text:span></text:p>
      <text:p text:style-name="P30"><text:span text:style-name="T26"><text:tab/></text:span><text:span text:style-name="T24">ciudad</text:span><text:span text:style-name="T26"> es cadena</text:span></text:p>
      <text:p text:style-name="P30"><text:span text:style-name="T26"><text:tab/></text:span><text:span text:style-name="T24">activo_disponoible </text:span><text:span text:style-name="T26">es entero</text:span></text:p>
      <text:p text:style-name="P30"><text:span text:style-name="T26"><text:tab/>PK</text:span><text:span text:style-name="T24"> (num_sucursal)</text:span></text:p>
      <text:p text:style-name="P30"><text:span text:style-name="T24">CLIENTE(#</text:span><text:span text:style-name="T25">dni</text:span><text:span text:style-name="T24">, nombre, direccion, ciudad) </text:span><text:span text:style-name="T26">siendo</text:span></text:p>
      <text:p text:style-name="P30"><text:span text:style-name="T26"><text:tab/></text:span><text:span text:style-name="T28">dni</text:span><text:span text:style-name="T27"> e</text:span><text:span text:style-name="T26">s cadena no nulo</text:span></text:p>
      <text:p text:style-name="P30"><text:span text:style-name="T26"><text:tab/></text:span><text:span text:style-name="T24">nombre </text:span><text:span text:style-name="T26">es cadena</text:span></text:p>
      <text:p text:style-name="P30"><text:span text:style-name="T26"><text:tab/></text:span><text:span text:style-name="T24">direccion </text:span><text:span text:style-name="T26">es cadena</text:span></text:p>
      <text:p text:style-name="P30"><text:span text:style-name="T26"><text:tab/></text:span><text:span text:style-name="T24">ciudad </text:span><text:span text:style-name="T26">es cadena</text:span></text:p>
      <text:p text:style-name="P30"><text:span text:style-name="T26"><text:tab/>PK </text:span><text:span text:style-name="T24">(</text:span><text:span text:style-name="T25">dni</text:span><text:span text:style-name="T24">)</text:span></text:p>
      <text:p text:style-name="P30"><text:span text:style-name="T24">PUEDE IR(#</text:span><text:span text:style-name="T25">dni</text:span><text:span text:style-name="T24">, #num_sucursal) </text:span><text:span text:style-name="T26">siendo</text:span></text:p>
      <text:p text:style-name="P30"><text:span text:style-name="T26"><text:tab/></text:span><text:span text:style-name="T28">dni</text:span><text:span text:style-name="T24"> </text:span><text:span text:style-name="T26">es cadena no nulo</text:span></text:p>
      <text:p text:style-name="P30"><text:span text:style-name="T26"><text:tab/></text:span><text:span text:style-name="T24">num_sucursal</text:span><text:span text:style-name="T26"> es entero</text:span></text:p>
      <text:p text:style-name="P30"><text:span text:style-name="T26"><text:tab/>PK</text:span><text:span text:style-name="T24"> (</text:span><text:span text:style-name="T25">dni</text:span><text:span text:style-name="T24">, num_sucursal)</text:span></text:p>
      <text:p text:style-name="P30"><text:span text:style-name="T24">CUENTA(#n_cuenta, saldo) </text:span><text:span text:style-name="T26">siendo</text:span></text:p>
      <text:p text:style-name="P30"><text:span text:style-name="T26"><text:tab/></text:span><text:span text:style-name="T24">n_cuenta </text:span><text:span text:style-name="T26">es entero,</text:span></text:p>
      <text:p text:style-name="P30"><text:span text:style-name="T26"><text:tab/></text:span><text:span text:style-name="T24">saldo</text:span><text:span text:style-name="T26"> es entero,</text:span></text:p>
      <text:p text:style-name="P30"><text:span text:style-name="T26"><text:tab/>PK</text:span><text:span text:style-name="T24"> (n_cuenta)</text:span></text:p>
      <text:p text:style-name="P30"><text:span text:style-name="T24">TRANSACCIONES(#n_transaccion, fecha, tipo_operacion, cantidad, n_cuenta) </text:span><text:span text:style-name="T26">siendo</text:span></text:p>
      <text:p text:style-name="P30"><text:span text:style-name="T26"><text:tab/></text:span><text:span text:style-name="T24">n_transaccion </text:span><text:span text:style-name="T26">es entero no nulo,</text:span></text:p>
      <text:p text:style-name="P30"><text:span text:style-name="T26"><text:tab/></text:span><text:span text:style-name="T24">fecha</text:span><text:span text:style-name="T26"> es fecha,</text:span></text:p>
      <text:p text:style-name="P30"><text:span text:style-name="T26"><text:tab/></text:span><text:span text:style-name="T24">tipo_operacion</text:span><text:span text:style-name="T26"> es cadena,</text:span></text:p>
      <text:p text:style-name="P30"><text:span text:style-name="T26"><text:tab/></text:span><text:span text:style-name="T24">cantidad</text:span><text:span text:style-name="T26"> es entero,</text:span></text:p>
      <text:p text:style-name="P30"><text:span text:style-name="T26"><text:tab/></text:span><text:span text:style-name="T24">n_cuenta</text:span><text:span text:style-name="T26"> es entero,</text:span></text:p>
      <text:p text:style-name="P30"><text:span text:style-name="T26"><text:tab/>PK</text:span><text:span text:style-name="T24"> (n_transaccion)</text:span></text:p>
      <text:p text:style-name="P2"><text:span text:style-name="T23"><text:tab/></text:span><text:span text:style-name="T29">FK</text:span><text:span text:style-name="T23"> (n_cuenta/CUENTA(n_cuenta)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JERCICIO 5:</text:p>
      <text:p text:style-name="P28"/>
      <text:p text:style-name="P34"><text:span text:style-name="T4">GRUPO(#nombre,horario,nivel_ingles,nombre_profesor,nombre_alumnos)</text:span><text:span text:style-name="T3"> siendo </text:span></text:p>
      <text:p text:style-name="P34"><text:span text:style-name="T3"><text:tab/></text:span><text:span text:style-name="T4">nombre </text:span><text:span text:style-name="T3">es cadena no nulo</text:span></text:p>
      <text:p text:style-name="P34"><text:span text:style-name="T3"><text:tab/></text:span><text:span text:style-name="T4">horario</text:span><text:span text:style-name="T3"> es entero </text:span></text:p>
      <text:p text:style-name="P34"><text:span text:style-name="T3"><text:tab/></text:span><text:span text:style-name="T4">nivel</text:span><text:span text:style-name="T3">_</text:span><text:span text:style-name="T4">ingles</text:span><text:span text:style-name="T3"> es cadena </text:span></text:p>
      <text:p text:style-name="P34"><text:span text:style-name="T3"><text:tab/></text:span><text:span text:style-name="T4">nombre_profesor </text:span><text:span text:style-name="T3">es cadena</text:span></text:p>
      <text:p text:style-name="P34"><text:span text:style-name="T3"><text:tab/></text:span><text:span text:style-name="T4">nombre_alumnos </text:span><text:span text:style-name="T3">es cadena</text:span></text:p>
      <text:p text:style-name="P34"><text:span text:style-name="T3"><text:tab/></text:span><text:span text:style-name="T4">PK</text:span><text:span text:style-name="T3">(nombre,nombre_profesor,nombre_alumno)</text:span></text:p>
      <text:p text:style-name="P34"><text:span text:style-name="T3"><text:tab/></text:span><text:span text:style-name="T4">FK</text:span><text:span text:style-name="T3">(nombre_profesor/PROFESOR(nombre))</text:span></text:p>
      <text:p text:style-name="P34"><text:span text:style-name="T3"><text:tab/></text:span><text:span text:style-name="T4">FK</text:span><text:span text:style-name="T3">(nombre_alumno/ALUMNOS(nombre))</text:span></text:p>
      <text:p text:style-name="P29"/>
      <text:p text:style-name="P34"><text:span text:style-name="T4">PROFESOR(#nombre,nacionalidad,NSS,apellido) </text:span><text:span text:style-name="T3">siendo</text:span></text:p>
      <text:p text:style-name="P34"><text:span text:style-name="T3"><text:tab/></text:span><text:span text:style-name="T4">nombre</text:span><text:span text:style-name="T3"> es cadena no nulo</text:span></text:p>
      <text:p text:style-name="P34"><text:span text:style-name="T3"><text:tab/></text:span><text:span text:style-name="T4">nacionalidad</text:span><text:span text:style-name="T3"> es cadena</text:span></text:p>
      <text:p text:style-name="P34"><text:span text:style-name="T3"><text:tab/></text:span><text:span text:style-name="T4">NSS</text:span><text:span text:style-name="T3"> es entero</text:span></text:p>
      <text:p text:style-name="P34"><text:span text:style-name="T3"><text:tab/></text:span><text:span text:style-name="T4">apellido</text:span><text:span text:style-name="T3"> es cadena</text:span></text:p>
      <text:p text:style-name="P34"><text:span text:style-name="T3"><text:tab/></text:span><text:span text:style-name="T4">PK</text:span><text:span text:style-name="T3">(nombre)</text:span></text:p>
      <text:p text:style-name="P29"/>
      <text:p text:style-name="P34"><text:span text:style-name="T4">ALUMNOS(#nombre,nacionalidad,numero_cuenta) </text:span><text:span text:style-name="T3">siendo </text:span></text:p>
      <text:p text:style-name="P34"><text:span text:style-name="T3"><text:tab/></text:span><text:span text:style-name="T4">nombre</text:span><text:span text:style-name="T3"> es cadena</text:span></text:p>
      <text:p text:style-name="P34"><text:span text:style-name="T3"><text:tab/></text:span><text:span text:style-name="T4">nacionalidad</text:span><text:span text:style-name="T3"> es cadena</text:span></text:p>
      <text:p text:style-name="P34"><text:span text:style-name="T3"><text:tab/></text:span><text:span text:style-name="T4">numero</text:span><text:span text:style-name="T3">_cuenta es entero </text:span></text:p>
      <text:p text:style-name="P34"><text:span text:style-name="T3"><text:tab/>PK</text:span><text:span text:style-name="T1">(nombre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"><text:soft-page-break/>EJERCICIO 6:</text:p>
      <text:p text:style-name="P1"/>
      <text:p text:style-name="P1"/>
      <text:p text:style-name="P30"><text:span text:style-name="T24">PACIENTE(#dni, nombre, apellido, direccion, num_cuenta) </text:span><text:span text:style-name="T26">siendo</text:span></text:p>
      <text:p text:style-name="P30"><text:span text:style-name="T26"><text:tab/></text:span><text:span text:style-name="T24">dni </text:span><text:span text:style-name="T26">es cadena no nulo</text:span></text:p>
      <text:p text:style-name="P30"><text:span text:style-name="T26"><text:tab/></text:span><text:span text:style-name="T24">nombre</text:span><text:span text:style-name="T26"> es cadena</text:span></text:p>
      <text:p text:style-name="P30"><text:span text:style-name="T26"><text:tab/></text:span><text:span text:style-name="T24">apellido </text:span><text:span text:style-name="T26">es cadena</text:span></text:p>
      <text:p text:style-name="P30"><text:span text:style-name="T26"><text:tab/></text:span><text:span text:style-name="T24">direccion</text:span><text:span text:style-name="T26"> es cadena</text:span></text:p>
      <text:p text:style-name="P30"><text:span text:style-name="T24"><text:tab/>num_cuenta </text:span><text:span text:style-name="T26">es entero</text:span></text:p>
      <text:p text:style-name="P30"><text:span text:style-name="T26"><text:tab/>PK</text:span><text:span text:style-name="T24"> (dni)</text:span></text:p>
      <text:p text:style-name="P30"><text:span text:style-name="T24"><text:tab/></text:span><text:span text:style-name="T26">FK</text:span><text:span text:style-name="T24"> (num_cuenta/MEDICO(num_cuenta))</text:span></text:p>
      <text:p text:style-name="P30"/>
      <text:p text:style-name="P31"><text:span text:style-name="T24">MEDICO(#dni, nombre, apellido, direccion, num_cuenta) </text:span><text:span text:style-name="T26">siendo</text:span></text:p>
      <text:p text:style-name="P30"><text:span text:style-name="T26"><text:tab/></text:span><text:span text:style-name="T24">num_cuenta </text:span><text:span text:style-name="T26">es entero</text:span></text:p>
      <text:p text:style-name="P30"><text:span text:style-name="T26"><text:tab/></text:span><text:span text:style-name="T24">nombre </text:span><text:span text:style-name="T26">es cadena</text:span></text:p>
      <text:p text:style-name="P30"><text:span text:style-name="T26"><text:tab/></text:span><text:span text:style-name="T24">apellido </text:span><text:span text:style-name="T26">es cadena</text:span></text:p>
      <text:p text:style-name="P30"><text:span text:style-name="T26"><text:tab/></text:span><text:span text:style-name="T24">dni </text:span><text:span text:style-name="T26">es cadena</text:span></text:p>
      <text:p text:style-name="P30"><text:span text:style-name="T26"><text:tab/></text:span><text:span text:style-name="T24">direccion </text:span><text:span text:style-name="T26">es cadena</text:span></text:p>
      <text:p text:style-name="P30"><text:span text:style-name="T26"><text:tab/>PK</text:span><text:span text:style-name="T24"> (num_cuenta)</text:span></text:p>
      <text:p text:style-name="P30"><text:span text:style-name="T24">SALA(#numero, situacion) </text:span><text:span text:style-name="T26">siendo</text:span></text:p>
      <text:p text:style-name="P30"><text:span text:style-name="T26"><text:tab/></text:span><text:span text:style-name="T24">numero </text:span><text:span text:style-name="T26">es entero no nulo</text:span></text:p>
      <text:p text:style-name="P30"><text:span text:style-name="T26"><text:tab/></text:span><text:span text:style-name="T24">situacion </text:span><text:span text:style-name="T26">es cadena</text:span></text:p>
      <text:p text:style-name="P30"><text:span text:style-name="T26"><text:tab/>PK </text:span><text:span text:style-name="T24">(numero)</text:span></text:p>
      <text:p text:style-name="P30"><text:span text:style-name="T24">PASA CONSULTA(#numero, #dni, hora, fecha) </text:span><text:span text:style-name="T26">siendo</text:span></text:p>
      <text:p text:style-name="P30"><text:span text:style-name="T26"><text:tab/></text:span><text:span text:style-name="T24">numero </text:span><text:span text:style-name="T26">es entero no nulo</text:span></text:p>
      <text:p text:style-name="P30"><text:span text:style-name="T26"><text:tab/></text:span><text:span text:style-name="T24">dni</text:span><text:span text:style-name="T26"> es cadena</text:span></text:p>
      <text:p text:style-name="P30"><text:span text:style-name="T26"><text:tab/></text:span><text:span text:style-name="T24">hora </text:span><text:span text:style-name="T26">es entero no nulo</text:span></text:p>
      <text:p text:style-name="P30"><text:span text:style-name="T26"><text:tab/></text:span><text:span text:style-name="T24">fecha </text:span><text:span text:style-name="T26">es entero no nulo</text:span></text:p>
      <text:p text:style-name="P30"><text:span text:style-name="T26"><text:tab/>PK</text:span><text:span text:style-name="T24"> (numero)</text:span></text:p>
      <text:p text:style-name="P30"><text:span text:style-name="T24"><text:tab/></text:span><text:span text:style-name="T26">FK</text:span><text:span text:style-name="T24"> (numero/SALA(numero))</text:span></text:p>
      <text:p text:style-name="P30"><text:span text:style-name="T24"><text:tab/></text:span><text:span text:style-name="T26">FK</text:span><text:span text:style-name="T24"> (dni/MEDICO(dni))</text:span></text:p>
      <text:p text:style-name="P30"><text:span text:style-name="T24"><text:tab/></text:span><text:span text:style-name="T26">FK</text:span><text:span text:style-name="T24"> (hora/PASA CONSULTA(hora))</text:span></text:p>
      <text:p text:style-name="P2"><text:span text:style-name="T23"><text:tab/></text:span><text:span text:style-name="T29">FK</text:span><text:span text:style-name="T23"> (fecha/PASA CONSULTA(fecha))</text:span></text:p>
      <text:p text:style-name="P1"><text:soft-page-break/></text:p>
      <text:p text:style-name="P10">EJERCICIO 8:</text:p>
      <text:p text:style-name="P35"/>
      <text:p text:style-name="P31"><text:span text:style-name="T24">PAIS(#nombre, numero de clubes) </text:span><text:span text:style-name="T26">siendo</text:span></text:p>
      <text:p text:style-name="P30"><text:span text:style-name="T26"><text:tab/></text:span><text:span text:style-name="T24">nombre </text:span><text:span text:style-name="T26">es cadena no nulo</text:span></text:p>
      <text:p text:style-name="P30"><text:span text:style-name="T26"><text:tab/></text:span><text:span text:style-name="T24">numero de clubes </text:span><text:span text:style-name="T26">es entero</text:span></text:p>
      <text:p text:style-name="P30"><text:span text:style-name="T26"><text:tab/>PK</text:span><text:span text:style-name="T24"> (nombre)</text:span></text:p>
      <text:p text:style-name="P30"><text:span text:style-name="T24">PARTICIPANTE(#n_asociado, nombre, direccion, telefono, asociados, nombre_pais) </text:span><text:span text:style-name="T26"><text:s/>siendo</text:span></text:p>
      <text:p text:style-name="P30"><text:span text:style-name="T24"><text:tab/>n_asociado </text:span><text:span text:style-name="T26">es entero no nulo</text:span></text:p>
      <text:p text:style-name="P30"><text:span text:style-name="T26"><text:tab/></text:span><text:span text:style-name="T24">nombre </text:span><text:span text:style-name="T26">es cadena</text:span></text:p>
      <text:p text:style-name="P30"><text:span text:style-name="T24"><text:tab/>direccion </text:span><text:span text:style-name="T26">es cadena</text:span></text:p>
      <text:p text:style-name="P30"><text:span text:style-name="T26"><text:tab/></text:span><text:span text:style-name="T24">telefono </text:span><text:span text:style-name="T26">es entero</text:span></text:p>
      <text:p text:style-name="P30"><text:span text:style-name="T26"><text:tab/></text:span><text:span text:style-name="T24">asociados </text:span><text:span text:style-name="T26">es entero</text:span></text:p>
      <text:p text:style-name="P30"><text:span text:style-name="T26"><text:tab/>PK</text:span><text:span text:style-name="T24"> (n_asociado)</text:span></text:p>
      <text:p text:style-name="P30"><text:span text:style-name="T24"><text:tab/></text:span><text:span text:style-name="T26">FK</text:span><text:span text:style-name="T24"> (nombre_pais/PAIS(nombre))</text:span></text:p>
      <text:p text:style-name="P30"><text:span text:style-name="T24">JUGADOR(#n_asociado, nivel) </text:span><text:span text:style-name="T26">siendo</text:span></text:p>
      <text:p text:style-name="P30"><text:span text:style-name="T26"><text:tab/></text:span><text:span text:style-name="T24">n_asociado </text:span><text:span text:style-name="T26">es entero no nulo</text:span></text:p>
      <text:p text:style-name="P30"><text:span text:style-name="T26"><text:tab/></text:span><text:span text:style-name="T24">nivel </text:span><text:span text:style-name="T26">es entero</text:span></text:p>
      <text:p text:style-name="P30"><text:span text:style-name="T26"><text:tab/>PK</text:span><text:span text:style-name="T24"> (n_asociado)</text:span></text:p>
      <text:p text:style-name="P30"><text:span text:style-name="T24"><text:tab/></text:span><text:span text:style-name="T26">FK</text:span><text:span text:style-name="T24"> (n_ascociado/PARTICIPANTE(n_asociado))</text:span></text:p>
      <text:p text:style-name="P30"><text:span text:style-name="T24">ARBITRO(#n_asociado) </text:span><text:span text:style-name="T26">siendo</text:span></text:p>
      <text:p text:style-name="P30"><text:span text:style-name="T26"><text:tab/></text:span><text:span text:style-name="T24">n_asociado </text:span><text:span text:style-name="T26">es entero no nulo</text:span></text:p>
      <text:p text:style-name="P30"><text:span text:style-name="T26"><text:tab/>PK</text:span><text:span text:style-name="T24"> (n_asociado)</text:span></text:p>
      <text:p text:style-name="P30"><text:span text:style-name="T24">PARTIDA(#cod_p, jornada, numero) </text:span><text:span text:style-name="T26">siendo</text:span></text:p>
      <text:p text:style-name="P30"><text:span text:style-name="T26"><text:tab/></text:span><text:span text:style-name="T24">cod_p </text:span><text:span text:style-name="T26">es entero no nulo</text:span></text:p>
      <text:p text:style-name="P30"><text:span text:style-name="T26"><text:tab/></text:span><text:span text:style-name="T24">jornada </text:span><text:span text:style-name="T26">es entero</text:span></text:p>
      <text:p text:style-name="P30"><text:span text:style-name="T26"><text:tab/></text:span><text:span text:style-name="T24">numero </text:span><text:span text:style-name="T26">es entero</text:span></text:p>
      <text:p text:style-name="P30"><text:span text:style-name="T26"><text:tab/>PK</text:span><text:span text:style-name="T24"> (cod_p)</text:span></text:p>
      <text:p text:style-name="P30"><text:span text:style-name="T24"><text:tab/></text:span><text:span text:style-name="T26">FK</text:span><text:span text:style-name="T24"> (numero/SALA(numero))</text:span></text:p>
      <text:p text:style-name="P35"/>
      <text:p text:style-name="P57"/>
      <text:p text:style-name="P57"/>
      <text:p text:style-name="P57"/>
      <text:p text:style-name="P57"><text:soft-page-break/></text:p>
      <text:p text:style-name="P31"><text:span text:style-name="T24">MOVIMIENTO(#n_orden, jugada, comentario, cod_p) </text:span><text:span text:style-name="T26">siendo</text:span></text:p>
      <text:p text:style-name="P30"><text:span text:style-name="T26"><text:tab/></text:span><text:span text:style-name="T24">n_orden </text:span><text:span text:style-name="T26">es entero no nulo</text:span></text:p>
      <text:p text:style-name="P30"><text:span text:style-name="T26"><text:tab/></text:span><text:span text:style-name="T24">jugada </text:span><text:span text:style-name="T26">es cadena</text:span></text:p>
      <text:p text:style-name="P30"><text:span text:style-name="T26"><text:tab/></text:span><text:span text:style-name="T24">comentario </text:span><text:span text:style-name="T26">es cadena</text:span></text:p>
      <text:p text:style-name="P30"><text:span text:style-name="T24"><text:tab/>cod_p </text:span><text:span text:style-name="T26">es entero</text:span></text:p>
      <text:p text:style-name="P30"><text:span text:style-name="T26"><text:tab/>PK</text:span><text:span text:style-name="T24"> (n_orden)</text:span></text:p>
      <text:p text:style-name="P30"><text:span text:style-name="T24"><text:tab/></text:span><text:span text:style-name="T26">FK</text:span><text:span text:style-name="T24"> (cod_p/PARTIDA(cod_p))</text:span></text:p>
      <text:p text:style-name="P35">HOTEL(#nombre, fecha, telefono, direccion)</text:p>
      <text:p text:style-name="P30"><text:span text:style-name="T24"><text:tab/>nombre </text:span><text:span text:style-name="T26">es cadena no <text:s/>nulo</text:span></text:p>
      <text:p text:style-name="P30"><text:span text:style-name="T26"><text:tab/></text:span><text:span text:style-name="T24">fecha </text:span><text:span text:style-name="T26">es cadena </text:span></text:p>
      <text:p text:style-name="P30"><text:span text:style-name="T26"><text:tab/></text:span><text:span text:style-name="T24">telefono </text:span><text:span text:style-name="T26"><text:s/>es entero </text:span></text:p>
      <text:p text:style-name="P30"><text:span text:style-name="T26"><text:tab/></text:span><text:span text:style-name="T24">direccion </text:span><text:span text:style-name="T26"><text:s/>es cadena</text:span></text:p>
      <text:p text:style-name="P30"><text:span text:style-name="T26"><text:tab/>PK</text:span><text:span text:style-name="T24"> (nombre)</text:span></text:p>
      <text:p text:style-name="P30"><text:span text:style-name="T24">ALOJA(#n_asociado, #nombre) </text:span><text:span text:style-name="T26">siendo</text:span></text:p>
      <text:p text:style-name="P30"><text:span text:style-name="T26"><text:tab/></text:span><text:span text:style-name="T24">n_asociado </text:span><text:span text:style-name="T26">es entero no nulo</text:span></text:p>
      <text:p text:style-name="P30"><text:span text:style-name="T26"><text:tab/></text:span><text:span text:style-name="T24">nombre </text:span><text:span text:style-name="T26">es cadena no nulo</text:span></text:p>
      <text:p text:style-name="P30"><text:span text:style-name="T26"><text:tab/>PK</text:span><text:span text:style-name="T24"> (n_asociado)</text:span></text:p>
      <text:p text:style-name="P30"><text:span text:style-name="T24"><text:tab/></text:span><text:span text:style-name="T26">PK</text:span><text:span text:style-name="T24"> (nombre)</text:span></text:p>
      <text:p text:style-name="P30"><text:span text:style-name="T26"><text:tab/>FK</text:span><text:span text:style-name="T24"> (n_asociado/PARTICIPANTE(n_asociado))</text:span></text:p>
      <text:p text:style-name="P30"><text:span text:style-name="T26"><text:tab/>FK</text:span><text:span text:style-name="T24"> (nombre/HOTEL(nombre))</text:span></text:p>
      <text:p text:style-name="P30"><text:span text:style-name="T24">SALA(#numero, numero entradas vendidas, capacidad, medios, nombre) </text:span><text:span text:style-name="T26">siendo</text:span></text:p>
      <text:p text:style-name="P30"><text:span text:style-name="T26"><text:tab/></text:span><text:span text:style-name="T24">numero </text:span><text:span text:style-name="T26">es entero no nulo</text:span></text:p>
      <text:p text:style-name="P30"><text:span text:style-name="T26"><text:tab/></text:span><text:span text:style-name="T24">numero entradas vendidas </text:span><text:span text:style-name="T26">es entero</text:span></text:p>
      <text:p text:style-name="P30"><text:span text:style-name="T26"><text:tab/></text:span><text:span text:style-name="T24">capacidad </text:span><text:span text:style-name="T26">es entero</text:span></text:p>
      <text:p text:style-name="P30"><text:span text:style-name="T26"><text:tab/></text:span><text:span text:style-name="T24">medios </text:span><text:span text:style-name="T26">es cadena</text:span></text:p>
      <text:p text:style-name="P30"><text:span text:style-name="T24"><text:tab/>nombre</text:span><text:span text:style-name="T26"> es cadena</text:span></text:p>
      <text:p text:style-name="P30"><text:span text:style-name="T26"><text:tab/>PK</text:span><text:span text:style-name="T24"> (numero)</text:span></text:p>
      <text:p text:style-name="P11"><text:span text:style-name="T23"><text:tab/></text:span><text:span text:style-name="T29">FK</text:span><text:span text:style-name="T23"> (nombre/HOTEL(nombre))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EJERCICIO 9:</text:p>
      <text:p text:style-name="P9"/>
      <text:p text:style-name="P9">EMPLEADO(#nºmatricula,nombre,<text:span text:style-name="T16">dni</text:span>,departamentos,nºhijos,%retencion_hacienda)<text:span text:style-name="T5"> siendo </text:span></text:p>
      <text:p text:style-name="P9"><text:tab/>nºmatricula <text:span text:style-name="T5">es entero no nulo</text:span></text:p>
      <text:p text:style-name="P9"><text:tab/>nombre <text:span text:style-name="T5">es cadena</text:span></text:p>
      <text:p text:style-name="P6"><text:span text:style-name="T16">dni</text:span> <text:span text:style-name="T5">es cadena</text:span></text:p>
      <text:p text:style-name="P6">departamentos<text:span text:style-name="T5"> es cadena</text:span></text:p>
      <text:p text:style-name="P6">nºhijos <text:span text:style-name="T5">es entero </text:span></text:p>
      <text:p text:style-name="P6">%retencion_hacienda<text:span text:style-name="T5"> es entero</text:span> </text:p>
      <text:p text:style-name="P6"><text:span text:style-name="T5">PK</text:span>(nºmatricula) </text:p>
      <text:p text:style-name="P6"/>
      <text:p text:style-name="P7">DEPARTAMENTO(#funcion)<text:span text:style-name="T5"> siendo </text:span></text:p>
      <text:p text:style-name="P6">funcion <text:span text:style-name="T5">cadena no nulo</text:span></text:p>
      <text:p text:style-name="P6"><text:span text:style-name="T5">PK</text:span>(funcion)</text:p>
      <text:p text:style-name="P7"/>
      <text:p text:style-name="P7">TRABAJA(nºmatricula,funcion)<text:span text:style-name="T5"> siendo</text:span></text:p>
      <text:p text:style-name="P6">nºmatricula <text:span text:style-name="T5">es entero</text:span> </text:p>
      <text:p text:style-name="P6">funcion <text:span text:style-name="T5">es cadena</text:span></text:p>
      <text:p text:style-name="P6"><text:span text:style-name="T5">PK</text:span>(nºmatricula,funcion)</text:p>
      <text:p text:style-name="P8"><text:span text:style-name="T5">FK</text:span>(nºmatricula/EMPLEADO(nºmatricula))</text:p>
      <text:p text:style-name="P6"><text:span text:style-name="T5">FK</text:span>(funcion/DEPARTAMENTO(funcion))</text:p>
      <text:p text:style-name="P7"/>
      <text:p text:style-name="P7">NOMINA(#nºmatricula,ejercicio_fiscal,nºmes,nºorden,nºmatricula_empleado) <text:span text:style-name="T5">siendo</text:span></text:p>
      <text:p text:style-name="P6">nºmatricula <text:span text:style-name="T5">es entero</text:span></text:p>
      <text:p text:style-name="P6">ejercicio_fiscal <text:span text:style-name="T5">es cadena</text:span></text:p>
      <text:p text:style-name="P6">nºmes<text:span text:style-name="T5"> es entero </text:span></text:p>
      <text:p text:style-name="P6">nºorden <text:span text:style-name="T5">es entero </text:span></text:p>
      <text:p text:style-name="P6"><text:span text:style-name="T5">PK</text:span>(nºmatricula,nºmatricula_empleado)</text:p>
      <text:p text:style-name="P6"><text:span text:style-name="T5">FK</text:span>(nºmatricula/EMPLEADO(nºmatricula))</text:p>
      <text:p text:style-name="P6"/>
      <text:p text:style-name="P7">LINEA(<text:span text:style-name="T9">#</text:span>nºlinea,nºmatricula_nomina,codigo_conceptoretributivo,codigo_elementocoste) <text:span text:style-name="T5">siendo</text:span></text:p>
      <text:p text:style-name="P6">nºlinea <text:span text:style-name="T5">es entero </text:span></text:p>
      <text:p text:style-name="P6">nºmatricula_nomina <text:span text:style-name="T5">es entero </text:span></text:p>
      <text:p text:style-name="P6">codigo_conceptoretributivo <text:span text:style-name="T5">es entero </text:span></text:p>
      <text:p text:style-name="P6">codigo_elementocoste<text:span text:style-name="T5"> es entero</text:span> </text:p>
      <text:p text:style-name="P6"><text:span text:style-name="T5">PK</text:span>(nºlinea,nºmatricula_nomina,codigo_conceptoretributivo,codigo_elementocoste)</text:p>
      <text:p text:style-name="P6"><text:span text:style-name="T5">FK</text:span>(nºmatricula/NOMINA(nºmatricula))</text:p>
      <text:p text:style-name="P7"><text:tab/><text:span text:style-name="T5">FK</text:span>(codigo/CONCEPTO RETRIBUTIVO(codigo))</text:p>
      <text:p text:style-name="P7"><text:tab/><text:span text:style-name="T5">FK</text:span>(codigo/ELEMENTO DE COSTE(codigo))</text:p>
      <text:p text:style-name="P7"><text:soft-page-break/></text:p>
      <text:p text:style-name="P7">LINEA INGRESO(<text:span text:style-name="T9">#</text:span>cantidad,nºlinea)<text:span text:style-name="T5"> siendo</text:span></text:p>
      <text:p text:style-name="P6">cantidad <text:span text:style-name="T5">es entero</text:span></text:p>
      <text:p text:style-name="P6">nº linea <text:span text:style-name="T5">es entero </text:span></text:p>
      <text:p text:style-name="P6"><text:span text:style-name="T5">PK</text:span>(cantidad)</text:p>
      <text:p text:style-name="P6"><text:span text:style-name="T5">FK</text:span>(nºlinea/LINEA(nºlinea))</text:p>
      <text:p text:style-name="P7"/>
      <text:p text:style-name="P9">LINEA DESCUENTO(<text:span text:style-name="T9">#</text:span>base,nºlinea)<text:span text:style-name="T5"> siendo</text:span></text:p>
      <text:p text:style-name="P6">base<text:span text:style-name="T5"> es entero</text:span></text:p>
      <text:p text:style-name="P6">nº linea<text:span text:style-name="T5"> es entero </text:span></text:p>
      <text:p text:style-name="P6"><text:span text:style-name="T5">PK</text:span>(base)</text:p>
      <text:p text:style-name="P6"><text:span text:style-name="T5">FK</text:span>(nºlinea/LINEA(nºlinea))</text:p>
      <text:p text:style-name="P7"/>
      <text:p text:style-name="P7">CONCEPTO RETRIBUTIVO(#codigo,descripcion)<text:span text:style-name="T5"> siendo</text:span></text:p>
      <text:p text:style-name="P6">codigo <text:span text:style-name="T5">es entero </text:span></text:p>
      <text:p text:style-name="P6">descripcion <text:span text:style-name="T5">es cadena</text:span></text:p>
      <text:p text:style-name="P6"><text:span text:style-name="T5">PK</text:span>(codigo)</text:p>
      <text:p text:style-name="P6"/>
      <text:p text:style-name="P6"/>
      <text:p text:style-name="P7">ELEMENTO DE COSTE(#codigo,descripcion)<text:span text:style-name="T5"> siendo </text:span></text:p>
      <text:p text:style-name="P6">codigo <text:span text:style-name="T5">es entero </text:span></text:p>
      <text:p text:style-name="P6">descripcion<text:span text:style-name="T5"> es cadena</text:span></text:p>
      <text:p text:style-name="P6"><text:span text:style-name="T5">PK</text:span>(codigo)</text:p>
      <text:p text:style-name="P6"/>
      <text:p text:style-name="P7">CONTIENE(codigo_1,codigo_2) <text:span text:style-name="T5">siendo</text:span></text:p>
      <text:p text:style-name="P6">codigo_1 <text:span text:style-name="T5">es entero</text:span></text:p>
      <text:p text:style-name="P6">codigo_2 <text:span text:style-name="T5">es entero </text:span></text:p>
      <text:p text:style-name="P6"><text:span text:style-name="T5">PK</text:span>(codigo_1,codigo_2)</text:p>
      <text:p text:style-name="P6"><text:span text:style-name="T5">FK</text:span>(codigo_1/ELEMENTO DE COSTE(codigo))</text:p>
      <text:p text:style-name="P6"><text:span text:style-name="T5">FK</text:span>(codigo_2/ ELEMENTO DE COSTE 2(codigo))</text:p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>EJERCICIO 10:</text:p>
      <text:p text:style-name="P16"/>
      <text:p text:style-name="P12">CLIENTE(#NIF,direccion,nombre,telefono) <text:span text:style-name="T5">siendo </text:span></text:p>
      <text:p text:style-name="P12"><text:tab/>NIF <text:span text:style-name="T6">es cadena </text:span></text:p>
      <text:p text:style-name="P13"><text:tab/>direccion <text:s/><text:span text:style-name="T6">es cadena </text:span></text:p>
      <text:p text:style-name="P13"><text:tab/>nombre <text:s/><text:span text:style-name="T6">es cadena </text:span></text:p>
      <text:p text:style-name="P12"><text:tab/>telefono <text:span text:style-name="T6">es entero </text:span></text:p>
      <text:p text:style-name="P12"><text:tab/><text:span text:style-name="T5">PK</text:span>(NIF)</text:p>
      <text:p text:style-name="P12"/>
      <text:p text:style-name="P12">COCINA(#numero,tipo)<text:span text:style-name="T5"> siendo</text:span></text:p>
      <text:p text:style-name="P13"><text:tab/>numero <text:span text:style-name="T13">e</text:span><text:span text:style-name="T6">s entero </text:span></text:p>
      <text:p text:style-name="P13"><text:tab/>tipo <text:s/><text:span text:style-name="T6">es cadena </text:span></text:p>
      <text:p text:style-name="P12"><text:tab/><text:span text:style-name="T5">PK</text:span>(numero)</text:p>
      <text:p text:style-name="P12"/>
      <text:p text:style-name="P12">COMPRA(<text:span text:style-name="T16">dni</text:span>,numero) <text:span text:style-name="T5">siendo </text:span></text:p>
      <text:p text:style-name="P26"><text:tab/><text:span text:style-name="T11">dni</text:span> <text:span text:style-name="T13">es cadena </text:span></text:p>
      <text:p text:style-name="P13"><text:tab/>numero <text:span text:style-name="T6">es entero </text:span></text:p>
      <text:p text:style-name="P12"><text:tab/><text:span text:style-name="T5">PK</text:span>(<text:span text:style-name="T16">dni</text:span>,numero )</text:p>
      <text:p text:style-name="P12"><text:tab/><text:span text:style-name="T5">FK</text:span>(<text:span text:style-name="T16">dni</text:span>/CLIENTE(NIF))</text:p>
      <text:p text:style-name="P12"><text:tab/><text:span text:style-name="T5">FK(</text:span>numero/COCINA(numero))</text:p>
      <text:p text:style-name="P16"/>
      <text:p text:style-name="P12">MONTADOR(#<text:span text:style-name="T16">dni</text:span>,direccion,nombre,telefono,nºcocinas)<text:span text:style-name="T5"> siendo </text:span></text:p>
      <text:p text:style-name="P12"><text:tab/><text:span text:style-name="T16">dni</text:span> <text:span text:style-name="T6">es cadena</text:span></text:p>
      <text:p text:style-name="P13"><text:tab/>direccion <text:s/><text:span text:style-name="T6">es cadena </text:span></text:p>
      <text:p text:style-name="P13"><text:tab/>nombre <text:s/><text:span text:style-name="T6">es cadena </text:span></text:p>
      <text:p text:style-name="P13"><text:tab/>telefono<text:span text:style-name="T5"> </text:span><text:span text:style-name="T6">es entero </text:span></text:p>
      <text:p text:style-name="P13"><text:tab/>nºcocinas <text:span text:style-name="T6">es entero </text:span></text:p>
      <text:p text:style-name="P12"><text:tab/><text:span text:style-name="T5">PK</text:span>(<text:span text:style-name="T16">dni</text:span>)</text:p>
      <text:p text:style-name="P12"/>
      <text:p text:style-name="P12"/>
      <text:p text:style-name="P12">MONTA(<text:span text:style-name="T16">dni</text:span>,numero) <text:span text:style-name="T5">siendo</text:span></text:p>
      <text:p text:style-name="P13"><text:tab/><text:span text:style-name="T16">dni</text:span> <text:s/><text:span text:style-name="T6">es cadena </text:span></text:p>
      <text:p text:style-name="P13"><text:tab/>numero<text:span text:style-name="T5"> </text:span><text:span text:style-name="T6">es entero</text:span><text:span text:style-name="T13"> </text:span></text:p>
      <text:p text:style-name="P12"><text:tab/><text:span text:style-name="T5">PK(</text:span><text:span text:style-name="T11">dni</text:span>,numero)</text:p>
      <text:p text:style-name="P12"><text:tab/><text:span text:style-name="T5">FK</text:span>(<text:span text:style-name="T16">dni</text:span>/MONTADOR(NIF))</text:p>
      <text:p text:style-name="P12"><text:tab/><text:span text:style-name="T5">FK(</text:span>numero/COCINA(numero)) </text:p>
      <text:p text:style-name="P16"/>
      <text:p text:style-name="P14"/>
      <text:p text:style-name="P14"/>
      <text:p text:style-name="P14"><text:soft-page-break/>MUEBLES(#linea,dimension,color,numero_cocina,nombre_fabricante)<text:span text:style-name="T5"> siendo </text:span></text:p>
      <text:p text:style-name="P14"><text:tab/>linea<text:span text:style-name="T5"> es entero</text:span> </text:p>
      <text:p text:style-name="P14"><text:tab/>dimension <text:s/><text:span text:style-name="T5">es entero </text:span></text:p>
      <text:p text:style-name="P14"><text:tab/>color <text:span text:style-name="T5">es cadena</text:span></text:p>
      <text:p text:style-name="P14"><text:tab/>numero_cocina <text:span text:style-name="T5"><text:s/>es entero </text:span></text:p>
      <text:p text:style-name="P14"><text:tab/>nombre_fabricante<text:span text:style-name="T5"> es cadena</text:span></text:p>
      <text:p text:style-name="P14"><text:span text:style-name="T5"><text:tab/>PK</text:span>(linea,numero_cocina,nombre_fabricante)</text:p>
      <text:p text:style-name="P14"><text:span text:style-name="T5"><text:tab/>FK</text:span>(numero_cocina/COCINA(numero))</text:p>
      <text:p text:style-name="P14"><text:span text:style-name="T5"><text:tab/>FK</text:span>(nombre_fabricante(FABRICANTE(nombre))</text:p>
      <text:p text:style-name="P14"/>
      <text:p text:style-name="P14">MUEBLE BAJO(#altura,linea) <text:span text:style-name="T5">siendo</text:span></text:p>
      <text:p text:style-name="P14"><text:tab/>altura <text:s/><text:span text:style-name="T5">es entero </text:span></text:p>
      <text:p text:style-name="P14"><text:tab/>linea <text:s/><text:span text:style-name="T5">es entero </text:span></text:p>
      <text:p text:style-name="P14"><text:span text:style-name="T5"><text:tab/>PK</text:span>(altura)</text:p>
      <text:p text:style-name="P14"><text:span text:style-name="T5"><text:tab/>FK</text:span>(linea/MUEBLES(linea))</text:p>
      <text:p text:style-name="P14"/>
      <text:p text:style-name="P14">MUEBLE ALTO(#altura,linea)<text:span text:style-name="T5"> siendo</text:span></text:p>
      <text:p text:style-name="P14"><text:tab/>altura <text:s/><text:span text:style-name="T5">es entero </text:span></text:p>
      <text:p text:style-name="P14"><text:tab/>linea <text:s/><text:span text:style-name="T5">es entero</text:span> </text:p>
      <text:p text:style-name="P14"><text:span text:style-name="T5"><text:tab/>PK</text:span>(altura)</text:p>
      <text:p text:style-name="P14"><text:span text:style-name="T5"><text:tab/>FK</text:span>(linea/MUEBLES(linea))</text:p>
      <text:p text:style-name="P14"/>
      <text:p text:style-name="P14">MUEBLE ENCIMERA(#tipo,linea) <text:span text:style-name="T5">siendo</text:span></text:p>
      <text:p text:style-name="P14"><text:tab/>tipo <text:span text:style-name="T5">es cadena</text:span></text:p>
      <text:p text:style-name="P14"><text:tab/>linea <text:span text:style-name="T5"><text:s/>es entero</text:span> </text:p>
      <text:p text:style-name="P14"><text:span text:style-name="T5"><text:tab/>PK</text:span>(altura)</text:p>
      <text:p text:style-name="P14"><text:span text:style-name="T5"><text:tab/>FK</text:span>(linea/MUEBLES(linea))</text:p>
      <text:p text:style-name="P14"/>
      <text:p text:style-name="P14">FABRICANTE(#nombre,telefono,direccion)<text:span text:style-name="T5"> siendo</text:span></text:p>
      <text:p text:style-name="P14"><text:tab/>nombre <text:span text:style-name="T5">es cadena</text:span></text:p>
      <text:p text:style-name="P14"><text:tab/>telefono <text:s/><text:span text:style-name="T5">es entero </text:span></text:p>
      <text:p text:style-name="P14"><text:tab/>direccion<text:span text:style-name="T5"> es cadena</text:span></text:p>
      <text:p text:style-name="P14"><text:span text:style-name="T5"><text:tab/>PK</text:span>(nombre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DISTRIBUIDOR(#nombre,direccion,telefono,nombre_fabricante,numero_cocina) <text:span text:style-name="T5">siendo </text:span></text:p>
      <text:p text:style-name="P27"><text:span text:style-name="T10"><text:tab/>nombre</text:span> es cadena</text:p>
      <text:p text:style-name="P14"><text:tab/>direccion<text:span text:style-name="T5"> es cadena</text:span></text:p>
      <text:p text:style-name="P14"><text:tab/>telefono <text:span text:style-name="T5"><text:s/>es entero </text:span></text:p>
      <text:p text:style-name="P14"><text:tab/>nombre_fabricante <text:span text:style-name="T5">es cadena</text:span></text:p>
      <text:p text:style-name="P14"><text:tab/>numero_cocina <text:s/><text:span text:style-name="T5">es entero </text:span></text:p>
      <text:p text:style-name="P14"><text:span text:style-name="T5"><text:tab/>PK</text:span>(nombre,nombre_fabricante,numero_cocina)</text:p>
      <text:p text:style-name="P14"><text:span text:style-name="T5"><text:tab/>FK(</text:span>nombre_fabricante/FABRICANTE(nombre))</text:p>
      <text:p text:style-name="P14"><text:span text:style-name="T5"><text:tab/>FK</text:span>(numero_cocina/COCINA(numero))</text:p>
      <text:p text:style-name="P15"/>
      <text:p text:style-name="P16">EJERCICIO 11:</text:p>
      <text:p text:style-name="P16"/>
      <text:p text:style-name="P16">CLIENTE(#<text:span text:style-name="T16">dni</text:span>,direccion,nombre,telefono,telefono_1) <text:span text:style-name="T5">siendo</text:span></text:p>
      <text:p text:style-name="P16"/>
      <text:p text:style-name="P16"><text:tab/><text:span text:style-name="T16">dni</text:span> <text:span text:style-name="T5">es cadena</text:span></text:p>
      <text:p text:style-name="P16"><text:tab/>direccion <text:span text:style-name="T5">es cadena</text:span></text:p>
      <text:p text:style-name="P16"><text:tab/>nombre <text:span text:style-name="T5">es cadena</text:span></text:p>
      <text:p text:style-name="P16"><text:tab/>telefono <text:span text:style-name="T5">es entero </text:span></text:p>
      <text:p text:style-name="P16"><text:tab/>telefono_1 <text:span text:style-name="T5">es entero </text:span></text:p>
      <text:p text:style-name="P16"><text:tab/><text:span text:style-name="T5">PK</text:span>(<text:span text:style-name="T16">dni</text:span>,telefono_1) </text:p>
      <text:p text:style-name="P16"><text:tab/><text:span text:style-name="T5">FK</text:span>(telefono_1/CLIENTE_1(telefono_1))</text:p>
      <text:p text:style-name="P16"/>
      <text:p text:style-name="P16">RESERVA(#codigo,indicador,precio_alquiler,litros_gasolina,precio_total,fecha_inicio/final) <text:span text:style-name="T5">siendo </text:span></text:p>
      <text:p text:style-name="P16"/>
      <text:p text:style-name="P16"><text:tab/>codigo <text:span text:style-name="T5">es entero </text:span></text:p>
      <text:p text:style-name="P16"><text:tab/>indicador <text:span text:style-name="T5">es entero </text:span></text:p>
      <text:p text:style-name="P16"><text:tab/>precio_alquiler <text:span text:style-name="T5">es entero </text:span></text:p>
      <text:p text:style-name="P16"><text:tab/>litros_gasolina <text:span text:style-name="T5">es entero </text:span></text:p>
      <text:p text:style-name="P16"><text:tab/>precio_total <text:span text:style-name="T5">es entero </text:span></text:p>
      <text:p text:style-name="P16"><text:tab/>fecha_inicio/final <text:span text:style-name="T5">es entero </text:span></text:p>
      <text:p text:style-name="P16"><text:tab/><text:span text:style-name="T5">PK</text:span>(codigo)</text:p>
      <text:p text:style-name="P16"/>
      <text:p text:style-name="P16">REALIZA(<text:span text:style-name="T16">dni</text:span>,codigo) <text:span text:style-name="T5">siendo </text:span></text:p>
      <text:p text:style-name="P16"><text:tab/></text:p>
      <text:p text:style-name="P16"><text:tab/><text:span text:style-name="T16">dni</text:span> <text:span text:style-name="T5">es cadena</text:span></text:p>
      <text:p text:style-name="P16"><text:tab/>codigo <text:span text:style-name="T5">es entero </text:span></text:p>
      <text:p text:style-name="P16"><text:tab/><text:span text:style-name="T5">PK</text:span>(<text:span text:style-name="T16">dni</text:span>,codigo)</text:p>
      <text:p text:style-name="P16"><text:tab/><text:span text:style-name="T5">FK</text:span>(<text:span text:style-name="T16">dni</text:span>/CLIENTE(DNI))</text:p>
      <text:p text:style-name="P16"><text:tab/><text:span text:style-name="T5">FK</text:span>(codigo/RESERVA(codigo))</text:p>
      <text:p text:style-name="P16"><text:soft-page-break/></text:p>
      <text:p text:style-name="P16">COCHE(#garaje,modelo,marca,color,matricula)<text:span text:style-name="T5"> siendo </text:span></text:p>
      <text:p text:style-name="P17"><text:tab/></text:p>
      <text:p text:style-name="P17"><text:tab/>garaje <text:span text:style-name="T5">es entero </text:span></text:p>
      <text:p text:style-name="P16"><text:tab/>modelo <text:span text:style-name="T5">es cadena</text:span></text:p>
      <text:p text:style-name="P16"><text:tab/>marca <text:span text:style-name="T5">es cadena</text:span></text:p>
      <text:p text:style-name="P16"><text:tab/>color <text:span text:style-name="T5">es cadena</text:span></text:p>
      <text:p text:style-name="P16"><text:tab/>matricula <text:s/><text:span text:style-name="T5">es cadena</text:span></text:p>
      <text:p text:style-name="P16"><text:tab/><text:span text:style-name="T5">PK</text:span>(garaje)</text:p>
      <text:p text:style-name="P16"/>
      <text:p text:style-name="P12">INVOLUCRA(codigo,garaje) <text:span text:style-name="T5">siendo </text:span></text:p>
      <text:p text:style-name="P12"/>
      <text:p text:style-name="P12"><text:tab/>codigo <text:span text:style-name="T5">es entero</text:span></text:p>
      <text:p text:style-name="P12"><text:tab/>garaje <text:span text:style-name="T5">es entero </text:span></text:p>
      <text:p text:style-name="P12"><text:tab/><text:span text:style-name="T5">PK</text:span>(codigo,garaje)</text:p>
      <text:p text:style-name="P12"><text:tab/><text:span text:style-name="T5">FK</text:span>(codigo/RESERVA(codigo))</text:p>
      <text:p text:style-name="P12"><text:tab/><text:span text:style-name="T5">FK</text:span>(garaje/COCHE(garaje))</text:p>
      <text:p text:style-name="P15"/>
      <text:p text:style-name="P18"/>
      <text:p text:style-name="P19">EJERCICIO 12:</text:p>
      <text:p text:style-name="P19"/>
      <text:p text:style-name="P19">COMUNIDAD AUTÓNOMA(<text:span text:style-name="T16">#</text:span>nombre)<text:span text:style-name="T5"> siendo</text:span></text:p>
      <text:p text:style-name="P19"><text:tab/>nombre<text:span text:style-name="T5"> es cadena no nulo</text:span></text:p>
      <text:p text:style-name="P19"><text:tab/>PK(nombre)</text:p>
      <text:p text:style-name="P19"/>
      <text:p text:style-name="P19">PARQUE (<text:span text:style-name="T16">#</text:span>nombre,fecha)<text:span text:style-name="T5"> siendo </text:span></text:p>
      <text:p text:style-name="P19"><text:tab/>nombre <text:span text:style-name="T5">es cadena no nulo</text:span></text:p>
      <text:p text:style-name="P19"><text:tab/>fecha<text:span text:style-name="T5"> es entero</text:span></text:p>
      <text:p text:style-name="P19"><text:tab/><text:span text:style-name="T5">PK</text:span>(nombre)</text:p>
      <text:p text:style-name="P19"/>
      <text:p text:style-name="P19">TIENE(nombre_comunidad,nombre_parque)<text:span text:style-name="T5"> siendo </text:span></text:p>
      <text:p text:style-name="P19"><text:tab/>nombre_comunidad <text:span text:style-name="T5">es cadena </text:span></text:p>
      <text:p text:style-name="P19"><text:tab/>nombre_parque <text:span text:style-name="T5">es cadena</text:span></text:p>
      <text:p text:style-name="P19"><text:tab/><text:span text:style-name="T5">PK</text:span>(nombre_comunidad,nombre_parque)</text:p>
      <text:p text:style-name="P19"><text:tab/><text:span text:style-name="T5">FK</text:span>(nombre/COMUNIDAD(nombre))</text:p>
      <text:p text:style-name="P19"><text:tab/><text:span text:style-name="T5">FK</text:span>(nombre/PARQUE(nombre))</text:p>
      <text:p text:style-name="P19"/>
      <text:p text:style-name="P19"/>
      <text:p text:style-name="P19"/>
      <text:p text:style-name="P19"/>
      <text:p text:style-name="P19"><text:soft-page-break/>ALOJAMIENTO(#capacidad,categoria)<text:span text:style-name="T5"> siendo</text:span> </text:p>
      <text:p text:style-name="P19"><text:tab/>capacidad <text:span text:style-name="T5">es entero</text:span></text:p>
      <text:p text:style-name="P19"><text:tab/>categoria <text:span text:style-name="T5">es categoria</text:span></text:p>
      <text:p text:style-name="P19"><text:tab/><text:span text:style-name="T5">PK</text:span>(categoria)</text:p>
      <text:p text:style-name="P19"/>
      <text:p text:style-name="P19">DISPONE(nombre,capacidad)<text:span text:style-name="T5"> siendo </text:span></text:p>
      <text:p text:style-name="P19"><text:tab/>nombre <text:span text:style-name="T5">es cadena</text:span></text:p>
      <text:p text:style-name="P19"><text:tab/>capacidad<text:span text:style-name="T5"> es entero </text:span></text:p>
      <text:p text:style-name="P19"><text:tab/><text:span text:style-name="T5">PK</text:span>(nombre,capacidad)</text:p>
      <text:p text:style-name="P19"><text:tab/><text:span text:style-name="T5">FK</text:span>(nombre/PARQUE(nombre))</text:p>
      <text:p text:style-name="P19"><text:tab/><text:span text:style-name="T5">FK</text:span>(capacidad/ALOJAMIENTO(capacidad))</text:p>
      <text:p text:style-name="P19"/>
      <text:p text:style-name="P19">VISITANTE(#dni,direccion,nombre,profesion,capacidad_<text:span text:style-name="T20">alojamiento</text:span>) <text:span text:style-name="T5">siendo</text:span></text:p>
      <text:p text:style-name="P19"><text:tab/>dni <text:span text:style-name="T5">es cadena</text:span></text:p>
      <text:p text:style-name="P19"><text:tab/>direccion <text:span text:style-name="T5">es cadena</text:span></text:p>
      <text:p text:style-name="P19"><text:tab/>nombre <text:span text:style-name="T5">es cadena</text:span></text:p>
      <text:p text:style-name="P19"><text:tab/>profesion <text:span text:style-name="T5">es cadena</text:span></text:p>
      <text:p text:style-name="P19"><text:tab/>capacidad <text:span text:style-name="T5">es entero </text:span></text:p>
      <text:p text:style-name="P19"><text:tab/><text:span text:style-name="T5">PK(</text:span>dni,capacidad)</text:p>
      <text:p text:style-name="P19"><text:tab/><text:span text:style-name="T5">FK</text:span>(capacidad/ALOJAMIENTO(capacidad))</text:p>
      <text:p text:style-name="P19"/>
      <text:p text:style-name="P19">EXCURSION(#hora_dia,capacidad)<text:span text:style-name="T5"> siendo</text:span> </text:p>
      <text:p text:style-name="P19"><text:tab/>hora_dia <text:span text:style-name="T5">es entero</text:span></text:p>
      <text:p text:style-name="P19"><text:tab/>capacidad <text:span text:style-name="T5">es entero</text:span></text:p>
      <text:p text:style-name="P19"><text:tab/><text:span text:style-name="T5">PK</text:span>(hora_dia,capacidad)</text:p>
      <text:p text:style-name="P19"><text:tab/><text:span text:style-name="T5">FK</text:span>(capacidad/ALOJAMIENTO(capacidad))</text:p>
      <text:p text:style-name="P19"/>
      <text:p text:style-name="P19">EXCURSION A PIE(#hora_dia)</text:p>
      <text:p text:style-name="P20"><text:tab/>hora_dia <text:span text:style-name="T5">es entero</text:span></text:p>
      <text:p text:style-name="P20"><text:tab/><text:span text:style-name="T5">PK</text:span>(hora_dia)</text:p>
      <text:p text:style-name="P20"><text:tab/><text:span text:style-name="T5">FK</text:span>(<text:span text:style-name="T14">hora_dia</text:span>/<text:span text:style-name="T14">EXCURSION</text:span>(<text:span text:style-name="T14">hora_dia</text:span>))</text:p>
      <text:p text:style-name="P19"/>
      <text:p text:style-name="P19"/>
      <text:p text:style-name="P19">EXCURSION A VEHÍCULO(#hora_dia) <text:span text:style-name="T5">siendo</text:span></text:p>
      <text:p text:style-name="P20"><text:tab/>hora_dia <text:span text:style-name="T5">es entero</text:span></text:p>
      <text:p text:style-name="P20"><text:tab/><text:span text:style-name="T5">PK</text:span>(hora_dia)</text:p>
      <text:p text:style-name="P20"><text:tab/><text:span text:style-name="T5">FK</text:span>(<text:span text:style-name="T14">hora_dia</text:span>/<text:span text:style-name="T14">EXCURSION</text:span>(<text:span text:style-name="T14">hora_dia</text:span>))</text:p>
      <text:p text:style-name="P19"/>
      <text:p text:style-name="P19"/>
      <text:p text:style-name="P19"/>
      <text:p text:style-name="P22"><text:soft-page-break/>AREA(#nombre,extension)<text:span text:style-name="T5"> siendo </text:span></text:p>
      <text:p text:style-name="P22"><text:tab/>nombre <text:span text:style-name="T5">es cadena</text:span></text:p>
      <text:p text:style-name="P22"><text:tab/>extension <text:span text:style-name="T5">es entero</text:span></text:p>
      <text:p text:style-name="P22"><text:tab/><text:span text:style-name="T5">PK</text:span>(nombre)</text:p>
      <text:p text:style-name="P22"/>
      <text:p text:style-name="P22">COMPONE(nombre_parque,nombre_area) <text:span text:style-name="T5"><text:s/>siendo</text:span></text:p>
      <text:p text:style-name="P22"><text:tab/>nombre_parque <text:span text:style-name="T5">es cadena</text:span></text:p>
      <text:p text:style-name="P22"><text:tab/>nombre_area <text:span text:style-name="T5">es cadena</text:span></text:p>
      <text:p text:style-name="P22"><text:tab/><text:span text:style-name="T5">PK</text:span>(nombre_parque,nombre_area)</text:p>
      <text:p text:style-name="P22"><text:tab/><text:span text:style-name="T5">FK</text:span>(nombre/PARQUE(nombre))</text:p>
      <text:p text:style-name="P22"><text:tab/><text:span text:style-name="T5">FK</text:span>(nombre/AREA(nombre))</text:p>
      <text:p text:style-name="P22"/>
      <text:p text:style-name="P22">ESPECIE(#denominacion_cientifica,denominacion_vulgar,numero_inventario,denominacion2_cientifica) <text:span text:style-name="T5">siendo</text:span> </text:p>
      <text:p text:style-name="P22"><text:tab/>denominacion_cientifica<text:span text:style-name="T5"> es cadena no nulo</text:span></text:p>
      <text:p text:style-name="P22"><text:tab/>denominacion_vulgar <text:span text:style-name="T5">es cadena</text:span></text:p>
      <text:p text:style-name="P22"><text:tab/>numero_inventario<text:span text:style-name="T5"> es entero </text:span></text:p>
      <text:p text:style-name="P22"><text:tab/>denominacion2_cientifica<text:span text:style-name="T5"> es cadena</text:span> </text:p>
      <text:p text:style-name="P22"><text:tab/><text:span text:style-name="T5">PK</text:span>(denominacion_cientifica,denominacion2_cientifica)</text:p>
      <text:p text:style-name="P22"><text:tab/><text:span text:style-name="T5">FK</text:span>(denominacion2_cientifica/ESPECIE2(denominacion2_cientifica))</text:p>
      <text:p text:style-name="P22"/>
      <text:p text:style-name="P22">RESIDE(nombre,denominacion_cientifica) <text:span text:style-name="T5">siendo</text:span> </text:p>
      <text:p text:style-name="P22"><text:tab/>nombre <text:span text:style-name="T5">es cadena</text:span></text:p>
      <text:p text:style-name="P22"><text:tab/>denominacion_cientifica<text:span text:style-name="T5"> es cadena</text:span></text:p>
      <text:p text:style-name="P22"><text:tab/><text:span text:style-name="T5">PK</text:span>(nombre,denominacion_cientifica)</text:p>
      <text:p text:style-name="P22"><text:tab/><text:span text:style-name="T5">FK</text:span>(nombre/AREA(nombre))</text:p>
      <text:p text:style-name="P22"><text:tab/><text:span text:style-name="T5">FK</text:span>(denominacion_cientifica/ESPECIE(denominacion_cientifica))</text:p>
      <text:p text:style-name="P22"/>
      <text:p text:style-name="P22">ESPECIE VEGETAL(#floracion,periodo,denominacion_cientifica) <text:span text:style-name="T5">siendo</text:span> </text:p>
      <text:p text:style-name="P22"><text:tab/>floracion <text:span text:style-name="T5">es cadena no nulo</text:span></text:p>
      <text:p text:style-name="P22"><text:tab/>periodo <text:span text:style-name="T5">es entero </text:span></text:p>
      <text:p text:style-name="P22"><text:tab/>denominacion_cientifica <text:span text:style-name="T5">es cadena</text:span></text:p>
      <text:p text:style-name="P22"><text:tab/><text:span text:style-name="T5">PK</text:span>(floracion)</text:p>
      <text:p text:style-name="P22"><text:tab/><text:span text:style-name="T5">FK</text:span>(denominacion_cientifica/ESPECIE(denominacion_cientifica)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ESPECIE <text:span text:style-name="T15">ANIMAL</text:span>(#<text:span text:style-name="T15">tipo_alimentacion</text:span>,periodo,denominacion_cientifica) <text:span text:style-name="T5">siendo</text:span> </text:p>
      <text:p text:style-name="P23"><text:tab/><text:span text:style-name="T15">tipo_alimentacion</text:span><text:span text:style-name="T5"> es cadena no nulo</text:span></text:p>
      <text:p text:style-name="P23"><text:span text:style-name="T5"><text:tab/></text:span><text:span text:style-name="T10">periodo</text:span><text:span text:style-name="T5"> es entero </text:span></text:p>
      <text:p text:style-name="P23"><text:tab/>denominacion_cientifica <text:span text:style-name="T5">es cadena</text:span></text:p>
      <text:p text:style-name="P23"><text:tab/><text:span text:style-name="T5">PK</text:span>(<text:span text:style-name="T15">tipo_alimentacion</text:span>)</text:p>
      <text:p text:style-name="P23"><text:tab/><text:span text:style-name="T5">FK</text:span>(denominacion_cientifica/ESPECIE(denominacion_cientifica)</text:p>
      <text:p text:style-name="P23"/>
      <text:p text:style-name="P23">ESPECIE <text:span text:style-name="T15">MINERAL</text:span>(#<text:span text:style-name="T15">tipo</text:span>,periodo,denominacion_cientifica) siendo </text:p>
      <text:p text:style-name="P23"><text:tab/><text:span text:style-name="T15">tipo</text:span><text:span text:style-name="T5"> es cadena no nulo</text:span></text:p>
      <text:p text:style-name="P23"><text:tab/>periodo <text:span text:style-name="T5">es entero </text:span></text:p>
      <text:p text:style-name="P23"><text:tab/>denominacion_cientifica <text:span text:style-name="T5">es cadena</text:span></text:p>
      <text:p text:style-name="P23"><text:tab/><text:span text:style-name="T5">PK</text:span>(<text:span text:style-name="T15">tipo</text:span>)</text:p>
      <text:p text:style-name="P23"><text:tab/><text:span text:style-name="T5">FK</text:span>(denominacion_cientifica/ESPECIE(denominacion_cientifica)</text:p>
      <text:p text:style-name="P46"/>
      <text:p text:style-name="P25">PERSONAL(#dni,nombre,seg<text:span text:style-name="T17">uri</text:span>dad_social,sueldo,telefono,direccion,nombre_parque)<text:span text:style-name="T5"> siendo</text:span></text:p>
      <text:p text:style-name="P25"><text:tab/>dni <text:span text:style-name="T5">es cadena no nulo</text:span></text:p>
      <text:p text:style-name="P25"><text:tab/>nombre<text:span text:style-name="T5"> es cadena</text:span></text:p>
      <text:p text:style-name="P25"><text:tab/>seguridad_social <text:span text:style-name="T5">es cadena</text:span></text:p>
      <text:p text:style-name="P25"><text:tab/>sueldo <text:span text:style-name="T5">es entero</text:span></text:p>
      <text:p text:style-name="P25"><text:tab/>telefono <text:span text:style-name="T5">es entero </text:span></text:p>
      <text:p text:style-name="P25"><text:tab/>direccion <text:span text:style-name="T5">es cadena</text:span></text:p>
      <text:p text:style-name="P25"><text:tab/>nombre_parque<text:span text:style-name="T5"> es cadena</text:span></text:p>
      <text:p text:style-name="P25"><text:tab/><text:span text:style-name="T5">PK</text:span>(dni,nombre_parque)</text:p>
      <text:p text:style-name="P25"><text:tab/><text:span text:style-name="T5">FK</text:span>(nombre/PARQUE(nombre))</text:p>
      <text:p text:style-name="P25"/>
      <text:p text:style-name="P25">PERSONAL VIGILANCIA(#funcion,dni,nombre) <text:span text:style-name="T5">siendo </text:span></text:p>
      <text:p text:style-name="P25"><text:tab/>funcion<text:span text:style-name="T5"> es cadena</text:span><text:tab/></text:p>
      <text:p text:style-name="P25"><text:tab/>dni <text:span text:style-name="T5">es cadena no nulo</text:span></text:p>
      <text:p text:style-name="P25"><text:tab/>nombre <text:span text:style-name="T7">es cadena</text:span></text:p>
      <text:p text:style-name="P25"><text:tab/><text:span text:style-name="T5">PK</text:span>(funcion)</text:p>
      <text:p text:style-name="P25"><text:tab/><text:span text:style-name="T5">FK</text:span>(dni/PERSONAL(dni))</text:p>
      <text:p text:style-name="P25"><text:tab/><text:span text:style-name="T5">FK</text:span>(nombre/AREA(nombre))</text:p>
      <text:p text:style-name="P25"/>
      <text:p text:style-name="P25">AREA(#nombre) <text:span text:style-name="T5">siendo</text:span></text:p>
      <text:p text:style-name="P25"><text:tab/>nombre <text:span text:style-name="T5">es cadena no nulo</text:span></text:p>
      <text:p text:style-name="P25"><text:tab/><text:span text:style-name="T5">PK</text:span>(nombre)</text:p>
      <text:p text:style-name="P25"/>
      <text:p text:style-name="P25"/>
      <text:p text:style-name="P25"/>
      <text:p text:style-name="P25"/>
      <text:p text:style-name="P25"><text:soft-page-break/></text:p>
      <text:p text:style-name="P25">VEHICULO(#matricula,tipo,nombre) <text:span text:style-name="T5">siendo</text:span></text:p>
      <text:p text:style-name="P25"><text:tab/>matricula <text:span text:style-name="T5">es cadena</text:span></text:p>
      <text:p text:style-name="P25"><text:tab/>tipo <text:span text:style-name="T5">es cadena</text:span></text:p>
      <text:p text:style-name="P25"><text:tab/>nombre <text:span text:style-name="T5">es cadena</text:span></text:p>
      <text:p text:style-name="P25"><text:tab/><text:span text:style-name="T5">PK</text:span>(matricula)</text:p>
      <text:p text:style-name="P25"><text:tab/><text:span text:style-name="T5">FK</text:span>(nombre/AREA(nombre))</text:p>
      <text:p text:style-name="P25"/>
      <text:p text:style-name="P25">PERSONAL INVESTIGADOR(#funcion,dni) <text:span text:style-name="T5">siendo </text:span></text:p>
      <text:p text:style-name="P25"><text:tab/>funcion<text:span text:style-name="T5"> es cadena</text:span><text:tab/></text:p>
      <text:p text:style-name="P25"><text:tab/>dni <text:span text:style-name="T5">es cadena no nulo</text:span></text:p>
      <text:p text:style-name="P25"><text:tab/><text:span text:style-name="T5">PK</text:span>(funcion)</text:p>
      <text:p text:style-name="P25"><text:tab/><text:span text:style-name="T5">FK</text:span>(dni/PERSONAL(dni))</text:p>
      <text:p text:style-name="P25"/>
      <text:p text:style-name="P25">PROYECTO INVESTIGACIÓN(#presupuesto,periodo_realizacion) <text:span text:style-name="T5">siendo</text:span> </text:p>
      <text:p text:style-name="P25"><text:tab/>presupuesto <text:span text:style-name="T5">es entero </text:span></text:p>
      <text:p text:style-name="P25"><text:tab/>periodo_realizacion<text:span text:style-name="T5"> es entero </text:span></text:p>
      <text:p text:style-name="P25"><text:tab/><text:span text:style-name="T5">PK</text:span>(presupuesto)</text:p>
      <text:p text:style-name="P25"/>
      <text:p text:style-name="P25">REALIZA(funcion,presupuesto) <text:span text:style-name="T5">siendo</text:span></text:p>
      <text:p text:style-name="P25"><text:tab/>funcion <text:s/><text:span text:style-name="T7">es </text:span><text:span text:style-name="T5">cadena no nulo</text:span></text:p>
      <text:p text:style-name="P25"><text:tab/>presupuesto <text:s/><text:span text:style-name="T7">es </text:span><text:span text:style-name="T5">entero</text:span></text:p>
      <text:p text:style-name="P25"><text:tab/><text:span text:style-name="T5">PK</text:span>(funcion,presupuesto)</text:p>
      <text:p text:style-name="P25"><text:tab/><text:span text:style-name="T5">FK</text:span>(funcion/ PERSONAL INVESTIGADOR(funcion))</text:p>
      <text:p text:style-name="P25"><text:tab/><text:span text:style-name="T5">FK</text:span>(presupuesto/PROYECTO INVESTIGACIÓN(presupuesto)<text:span text:style-name="T16">)</text:span></text:p>
      <text:p text:style-name="P25"/>
      <text:p text:style-name="P25">PERSONAL GESTIÓN(#funcion,dni)<text:span text:style-name="T5"> siendo </text:span></text:p>
      <text:p text:style-name="P25"><text:tab/>funcion <text:span text:style-name="T5">es cadena </text:span><text:span text:style-name="T7">no nulo</text:span><text:tab/></text:p>
      <text:p text:style-name="P25"><text:tab/>dni <text:span text:style-name="T5">es cadena </text:span></text:p>
      <text:p text:style-name="P25"><text:tab/><text:span text:style-name="T5">PK</text:span>(funcion)</text:p>
      <text:p text:style-name="P25"><text:tab/><text:span text:style-name="T5">FK</text:span>(dni/PERSONAL(dni))</text:p>
      <text:p text:style-name="P25"/>
      <text:p text:style-name="P25">ENTRADA VISITANTE(#numero_entrada,funcion) siendo</text:p>
      <text:p text:style-name="P25"><text:tab/>numero_entrada <text:span text:style-name="T5">es entero</text:span></text:p>
      <text:p text:style-name="P25"><text:tab/>funcion<text:span text:style-name="T5"> es cadena</text:span></text:p>
      <text:p text:style-name="P25"><text:tab/><text:span text:style-name="T5">PK</text:span>(numero_entrada,funcion)</text:p>
      <text:p text:style-name="P25"><text:tab/><text:span text:style-name="T5">FK</text:span>(funcion/PERSONAL GESTION(funcion))</text:p>
      <text:p text:style-name="P25"/>
      <text:p text:style-name="P25"/>
      <text:p text:style-name="P25"/>
      <text:p text:style-name="P25"><text:soft-page-break/>PERSONAL CONSERVACION(#funcion,dni) siendo </text:p>
      <text:p text:style-name="P25"><text:tab/>funcion <text:span text:style-name="T5">es cadena </text:span><text:span text:style-name="T7">no nulo</text:span><text:tab/></text:p>
      <text:p text:style-name="P25"><text:tab/>dni<text:span text:style-name="T5"> es cadena</text:span></text:p>
      <text:p text:style-name="P25"><text:tab/><text:span text:style-name="T5">PK</text:span><text:span text:style-name="T10">(funcion)</text:span></text:p>
      <text:p text:style-name="P25"><text:tab/><text:span text:style-name="T5">FK</text:span>(dni/PERSONAL(dni))</text:p>
      <text:p text:style-name="P25"/>
      <text:p text:style-name="P25"/>
      <text:p text:style-name="P25"/>
      <text:p text:style-name="P25">AREA(<text:span text:style-name="T16">#</text:span>nombre) <text:span text:style-name="T5">siendo</text:span></text:p>
      <text:p text:style-name="P25"><text:tab/>area <text:span text:style-name="T7">es</text:span><text:span text:style-name="T16"> </text:span><text:span text:style-name="T5">cadena </text:span><text:span text:style-name="T7">no nulo</text:span></text:p>
      <text:p text:style-name="P25"><text:tab/><text:span text:style-name="T5">PK</text:span>(area)</text:p>
      <text:p text:style-name="P25"/>
      <text:p text:style-name="P25">MANTIENE(funcion,nombre) <text:span text:style-name="T5">siendo</text:span></text:p>
      <text:p text:style-name="P25"><text:tab/>funcion<text:span text:style-name="T5"> es cadena</text:span></text:p>
      <text:p text:style-name="P25"><text:tab/>nombre<text:span text:style-name="T5"> es cadena</text:span></text:p>
      <text:p text:style-name="P25"><text:tab/><text:span text:style-name="T5">PK</text:span>(funcion,nombre)</text:p>
      <text:p text:style-name="P25"><text:tab/><text:span text:style-name="T5">FK</text:span>(funcion/PERSONAL CONSERVACION(funcion))</text:p>
      <text:p text:style-name="P25"><text:tab/><text:span text:style-name="T5">FK</text:span>(nombre/AREA(nombre))</text:p>
      <text:p text:style-name="P24"/>
      <text:p text:style-name="P25"/>
      <text:p text:style-name="P54">NORMALIZACION <text:span text:style-name="T22">12 </text:span>:</text:p>
      <text:p text:style-name="P54"/>
      <text:p text:style-name="P55">Una vez realizado esto ,debería cambiar las tablas.</text:p>
      <text:p text:style-name="P50"/>
      <text:p text:style-name="P49">He creado 2 tablas de especie ya que ambas tienen 2 denominaciones científicas:</text:p>
      <text:p text:style-name="P44"/>
      <text:p text:style-name="P44">ESPECIE <text:span text:style-name="T21">1</text:span>(#denominacion_cientifica,denominacion_vulgar,numero_inventario) <text:span text:style-name="T5">siendo</text:span> </text:p>
      <text:p text:style-name="P44"><text:tab/>denominacion_cientifica<text:span text:style-name="T5"> es cadena no nulo</text:span></text:p>
      <text:p text:style-name="P44"><text:tab/>denominacion_vulgar <text:span text:style-name="T5">es cadena</text:span></text:p>
      <text:p text:style-name="P44"><text:tab/>numero_inventario<text:span text:style-name="T5"> es entero </text:span></text:p>
      <text:p text:style-name="P44"><text:tab/>denominacion2_cientifica<text:span text:style-name="T5"> es cadena</text:span> </text:p>
      <text:p text:style-name="P44"><text:tab/><text:span text:style-name="T5">PK</text:span>(denominacion_cientifica,denominacion2_cientifica)</text:p>
      <text:p text:style-name="P44"/>
      <text:p text:style-name="P44">ESPECIE <text:span text:style-name="T21">2</text:span>(#denominacion_cientifica ,denominacion_vulgar,numero_inventario) <text:span text:style-name="T5">siendo</text:span> </text:p>
      <text:p text:style-name="P44"><text:tab/>denominacion_cientifica<text:span text:style-name="T5"> es cadena no nulo</text:span></text:p>
      <text:p text:style-name="P44"><text:tab/>denominacion_vulgar <text:span text:style-name="T5">es cadena</text:span></text:p>
      <text:p text:style-name="P44"><text:tab/>numero_inventario<text:span text:style-name="T5"> es entero </text:span></text:p>
      <text:p text:style-name="P44"><text:tab/><text:span text:style-name="T5">PK</text:span>(denominacion2_cientifica)</text:p>
      <text:p text:style-name="P49"/>
      <text:p text:style-name="P49"/>
      <text:p text:style-name="P49"><text:soft-page-break/></text:p>
      <text:p text:style-name="P49">He creado 2 tablas de personal debido a que una tiene el nombre del personal y otra tiene el nombre del parque.</text:p>
      <text:p text:style-name="P47"/>
      <text:p text:style-name="P47"/>
      <text:p text:style-name="P47">PERSONAL(#dni,<text:span text:style-name="T18">nombre_</text:span><text:span text:style-name="T19">personal</text:span><text:span text:style-name="T17"> </text:span>,seg<text:span text:style-name="T17">uri</text:span>dad_social,sueldo,telefono,direccion)<text:span text:style-name="T5"> siendo</text:span></text:p>
      <text:p text:style-name="P47"><text:tab/>dni <text:span text:style-name="T5">es cadena no nulo</text:span></text:p>
      <text:p text:style-name="P47"><text:tab/>nombre_<text:span text:style-name="T21">personal</text:span><text:span text:style-name="T5"> es cadena</text:span></text:p>
      <text:p text:style-name="P47"><text:tab/>seguridad_social <text:span text:style-name="T5">es cadena</text:span></text:p>
      <text:p text:style-name="P47"><text:tab/>sueldo <text:span text:style-name="T5">es entero</text:span></text:p>
      <text:p text:style-name="P47"><text:tab/>telefono <text:span text:style-name="T5">es entero </text:span></text:p>
      <text:p text:style-name="P47"><text:tab/>direccion <text:span text:style-name="T5">es cadena</text:span></text:p>
      <text:p text:style-name="P47"><text:tab/>nombre_parque<text:span text:style-name="T5"> es cadena</text:span></text:p>
      <text:p text:style-name="P47"><text:tab/><text:span text:style-name="T5">PK</text:span>(dni,nombre_parque)</text:p>
      <text:p text:style-name="P47"><text:tab/><text:span text:style-name="T5">FK</text:span>(nombre/PARQUE(nombre))</text:p>
      <text:p text:style-name="P47"/>
      <text:p text:style-name="P47"/>
      <text:p text:style-name="P47">PERSONAL <text:span text:style-name="T21">PARQUE</text:span>(#dni,nombre_<text:span text:style-name="T17">parque</text:span>,seg<text:span text:style-name="T17">uri</text:span>dad_social,sueldo,telefono,direccion)<text:span text:style-name="T5"> siendo</text:span></text:p>
      <text:p text:style-name="P47"><text:tab/>dni <text:span text:style-name="T5">es cadena no nulo</text:span></text:p>
      <text:p text:style-name="P47"><text:tab/>nombre_<text:span text:style-name="T21">parque</text:span><text:span text:style-name="T5"> es cadena</text:span></text:p>
      <text:p text:style-name="P47"><text:tab/>seguridad_social <text:span text:style-name="T5">es cadena</text:span></text:p>
      <text:p text:style-name="P47"><text:tab/>sueldo <text:span text:style-name="T5">es entero</text:span></text:p>
      <text:p text:style-name="P47"><text:tab/>telefono <text:span text:style-name="T5">es entero </text:span></text:p>
      <text:p text:style-name="P47"><text:tab/>direccion <text:span text:style-name="T5">es cadena</text:span></text:p>
      <text:p text:style-name="P47"><text:tab/>nombre_parque<text:span text:style-name="T5"> es cadena</text:span></text:p>
      <text:p text:style-name="P47"><text:tab/><text:span text:style-name="T5">PK</text:span>(dni,nombre_parque)</text:p>
      <text:p text:style-name="P49">He supuesto que direccion y profesion no dependen de dni,dependen del nombre, por lo que creo una nueva tabla.</text:p>
      <text:p text:style-name="P42"/>
      <text:p text:style-name="P42">VISITANTE(#dni,nombre,capacidad_<text:span text:style-name="T20">alojamiento</text:span>) <text:span text:style-name="T5">siendo</text:span></text:p>
      <text:p text:style-name="P42"><text:tab/>dni <text:span text:style-name="T5">es cadena</text:span></text:p>
      <text:p text:style-name="P42"><text:tab/>nombre <text:span text:style-name="T5">es cadena</text:span></text:p>
      <text:p text:style-name="P42"><text:tab/>capacidad <text:span text:style-name="T5">es entero </text:span></text:p>
      <text:p text:style-name="P42"><text:tab/><text:span text:style-name="T5">PK(</text:span>dni,capacidad)</text:p>
      <text:p text:style-name="P42"><text:tab/><text:span text:style-name="T5">FK</text:span>(capacidad/ALOJAMIENTO(capacidad))</text:p>
      <text:p text:style-name="P42"/>
      <text:p text:style-name="P51"/>
      <text:p text:style-name="P51"/>
      <text:p text:style-name="P51"/>
      <text:p text:style-name="P51"/>
      <text:p text:style-name="P51"><text:soft-page-break/><text:span text:style-name="T21">DETALLES </text:span>VISITANTE(<text:span text:style-name="T21">#nombre,</text:span>direccion,profesion) <text:span text:style-name="T8">siendo</text:span></text:p>
      <text:p text:style-name="P51"><text:tab/><text:span text:style-name="T21">nombre es cadena no nulo</text:span></text:p>
      <text:p text:style-name="P42"><text:tab/>direccion <text:span text:style-name="T5">es cadena</text:span></text:p>
      <text:p text:style-name="P42"><text:tab/>profesion <text:span text:style-name="T5">es cadena </text:span></text:p>
      <text:p text:style-name="P42"><text:tab/><text:span text:style-name="T5">PK(</text:span><text:span text:style-name="T12">nombre</text:span>)</text:p>
      <text:p text:style-name="P42"><text:tab/></text:p>
      <text:p text:style-name="P49"/>
      <text:p text:style-name="P49">He supuesto que direccion,<text:span text:style-name="T22">sueldo y telefono </text:span>no dependen de dni,dependen del nombre, por lo que creo una nueva tabla.</text:p>
      <text:p text:style-name="P47"/>
      <text:p text:style-name="P48">PERSONAL(#dni,nombre,seg<text:span text:style-name="T17">uri</text:span>dad_social,nombre_parque)<text:span text:style-name="T5"> siendo</text:span></text:p>
      <text:p text:style-name="P48"><text:tab/>dni <text:span text:style-name="T5">es cadena no nulo</text:span></text:p>
      <text:p text:style-name="P48"><text:tab/>nombre<text:span text:style-name="T5"> es cadena</text:span></text:p>
      <text:p text:style-name="P48"><text:tab/>seguridad_social <text:span text:style-name="T5">es cadena</text:span></text:p>
      <text:p text:style-name="P48"><text:tab/>sueldo <text:span text:style-name="T5">es enter</text:span><text:span text:style-name="T8">o</text:span></text:p>
      <text:p text:style-name="P48"><text:tab/>nombre_parque<text:span text:style-name="T5"> es cadena</text:span></text:p>
      <text:p text:style-name="P48"><text:tab/><text:span text:style-name="T5">PK</text:span>(dni,nombre_parque)</text:p>
      <text:p text:style-name="P48"><text:tab/><text:span text:style-name="T5">FK</text:span>(nombre/PARQUE(nombre))</text:p>
      <text:p text:style-name="P53"/>
      <text:p text:style-name="P52"/>
      <text:p text:style-name="P53"/>
      <text:p text:style-name="P48"><text:span text:style-name="T21">DETALLES </text:span>PERSONAL(#nombre,sueldo,telefono,direccion,nombre_parque)<text:span text:style-name="T5"> siendo</text:span></text:p>
      <text:p text:style-name="P48"><text:tab/>nombre<text:span text:style-name="T5"> es cadena</text:span></text:p>
      <text:p text:style-name="P48"><text:tab/>sueldo <text:span text:style-name="T5">es entero</text:span></text:p>
      <text:p text:style-name="P48"><text:tab/>telefono <text:span text:style-name="T5">es entero </text:span></text:p>
      <text:p text:style-name="P48"><text:tab/>direccion <text:span text:style-name="T5">es cadena</text:span></text:p>
      <text:p text:style-name="P48"><text:tab/>nombre_parque<text:span text:style-name="T5"> es cadena</text:span></text:p>
      <text:p text:style-name="P48"><text:tab/><text:span text:style-name="T5">PK</text:span>(<text:span text:style-name="T21">nombre</text:span>)</text:p>
      <text:p text:style-name="P48"><text:tab/><text:span text:style-name="T5">FK</text:span>(nombre/PARQUE(nombre))</text:p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1-11-24T21:32:17.189000000</dc:date>
    <meta:editing-duration>PT15M33S</meta:editing-duration>
    <meta:editing-cycles>4</meta:editing-cycles>
    <meta:document-statistic meta:table-count="0" meta:image-count="0" meta:object-count="0" meta:page-count="21" meta:paragraph-count="592" meta:word-count="1633" meta:character-count="16344" meta:non-whitespace-character-count="14708"/>
  </office:meta>
</office:document-meta>
</file>